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F0" style:family="paragraph">
      <style:paragraph-properties fo:break-before="page" fo:text-align="center"/>
      <style:text-properties fo:font-size="14pt" style:font-size-asian="14pt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  <style:text-properties fo:font-size="14pt" style:font-size-asian="14pt"/>
    </style:style>
    <style:style style:name="P5" style:parent-style-name="Textbody" style:family="paragraph">
      <style:paragraph-properties fo:text-align="center"/>
      <style:text-properties fo:font-size="14pt" style:font-size-asian="14pt"/>
    </style:style>
    <style:style style:name="P6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7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font-size="16pt" style:font-size-asian="16pt"/>
    </style:style>
    <style:style style:name="T18" style:parent-style-name="Основнойшрифтабзаца" style:family="text">
      <style:text-properties fo:font-weight="bold" style:font-weight-asian="bold" fo:font-size="16pt" style:font-size-asian="16pt"/>
    </style:style>
    <style:style style:name="T19" style:parent-style-name="Основнойшрифтабзаца" style:family="text">
      <style:text-properties fo:font-weight="bold" style:font-weight-asian="bold" fo:font-size="16pt" style:font-size-asian="16pt" fo:language="en" fo:country="US"/>
    </style:style>
    <style:style style:name="T20" style:parent-style-name="Основнойшрифтабзаца" style:family="text">
      <style:text-properties fo:font-weight="bold" style:font-weight-asian="bold" fo:font-size="16pt" style:font-size-asian="16pt"/>
    </style:style>
    <style:style style:name="P21" style:parent-style-name="Textbody" style:family="paragraph">
      <style:paragraph-properties fo:text-align="center"/>
    </style:style>
    <style:style style:name="P22" style:parent-style-name="Textbody" style:family="paragraph">
      <style:paragraph-properties fo:text-align="center"/>
    </style:style>
    <style:style style:name="T23" style:parent-style-name="Основнойшрифтабзаца" style:family="text">
      <style:text-properties fo:font-size="14pt" style:font-size-asian="14pt"/>
    </style:style>
    <style:style style:name="T24" style:parent-style-name="Основнойшрифтабзаца" style:family="text">
      <style:text-properties fo:font-size="14pt" style:font-size-asian="14pt" fo:language="ru" fo:country="RU"/>
    </style:style>
    <style:style style:name="T25" style:parent-style-name="Основнойшрифтабзаца" style:family="text">
      <style:text-properties fo:font-size="14pt" style:font-size-asian="14pt"/>
    </style:style>
    <style:style style:name="P26" style:parent-style-name="Textbody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P28" style:parent-style-name="Textbody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fo:font-size="14pt" style:font-size-asian="14pt"/>
    </style:style>
    <style:style style:name="T30" style:parent-style-name="Основнойшрифтабзаца" style:family="text">
      <style:text-properties style:font-name="Arial" fo:font-weight="bold" style:font-weight-asian="bold" fo:font-size="14pt" style:font-size-asian="14pt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P36" style:parent-style-name="Textbody" style:family="paragraph">
      <style:paragraph-properties fo:text-align="justify"/>
    </style:style>
    <style:style style:name="T37" style:parent-style-name="Основнойшрифтабзаца" style:family="text">
      <style:text-properties fo:font-size="14pt" style:font-size-asian="14pt"/>
    </style:style>
    <style:style style:name="T38" style:parent-style-name="Основнойшрифтабзаца" style:family="text">
      <style:text-properties fo:font-size="14pt" style:font-size-asian="14pt" fo:language="ru" fo:country="RU"/>
    </style:style>
    <style:style style:name="T39" style:parent-style-name="Основнойшрифтабзаца" style:family="text">
      <style:text-properties fo:font-size="14pt" style:font-size-asian="14pt"/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font-size="14pt" style:font-size-asian="14pt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/>
    </style:style>
    <style:style style:name="T44" style:parent-style-name="Основнойшрифтабзаца" style:family="text">
      <style:text-properties fo:font-size="14pt" style:font-size-asian="14pt" fo:language="ru" fo:country="RU"/>
    </style:style>
    <style:style style:name="P45" style:parent-style-name="Textbody" style:family="paragraph">
      <style:paragraph-properties fo:text-align="justify"/>
    </style:style>
    <style:style style:name="T46" style:parent-style-name="Основнойшрифтабзаца" style:family="text">
      <style:text-properties fo:font-size="14pt" style:font-size-asian="14pt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size="14pt" style:font-size-asian="14pt"/>
    </style:style>
    <style:style style:name="T53" style:parent-style-name="Основнойшрифтабзаца" style:family="text">
      <style:text-properties fo:font-size="14pt" style:font-size-asian="14pt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font-size="14pt" style:font-size-asian="14pt" fo:language="ru" fo:country="RU"/>
    </style:style>
    <style:style style:name="T56" style:parent-style-name="Основнойшрифтабзаца" style:family="text">
      <style:text-properties fo:font-size="14pt" style:font-size-asian="14pt"/>
    </style:style>
    <style:style style:name="P57" style:parent-style-name="Textbody" style:family="paragraph">
      <style:paragraph-properties fo:text-align="justify"/>
    </style:style>
    <style:style style:name="T58" style:parent-style-name="Основнойшрифтабзаца" style:family="text">
      <style:text-properties fo:font-size="14pt" style:font-size-asian="14pt"/>
    </style:style>
    <style:style style:name="T59" style:parent-style-name="Основнойшрифтабзаца" style:family="text">
      <style:text-properties fo:font-size="14pt" style:font-size-asian="14pt"/>
    </style:style>
    <style:style style:name="T60" style:parent-style-name="Основнойшрифтабзаца" style:family="text">
      <style:text-properties fo:font-size="14pt" style:font-size-asian="14pt"/>
    </style:style>
    <style:style style:name="T61" style:parent-style-name="Основнойшрифтабзаца" style:family="text">
      <style:text-properties fo:font-size="14pt" style:font-size-asian="14pt"/>
    </style:style>
    <style:style style:name="T62" style:parent-style-name="Основнойшрифтабзаца" style:family="text">
      <style:text-properties fo:font-size="14pt" style:font-size-asian="14pt"/>
    </style:style>
    <style:style style:name="T63" style:parent-style-name="Основнойшрифтабзаца" style:family="text">
      <style:text-properties fo:font-size="14pt" style:font-size-asian="14pt"/>
    </style:style>
    <style:style style:name="T64" style:parent-style-name="Основнойшрифтабзаца" style:family="text">
      <style:text-properties fo:font-size="14pt" style:font-size-asian="14pt"/>
    </style:style>
    <style:style style:name="T65" style:parent-style-name="Основнойшрифтабзаца" style:family="text">
      <style:text-properties fo:font-size="14pt" style:font-size-asian="14pt"/>
    </style:style>
    <style:style style:name="T66" style:parent-style-name="Основнойшрифтабзаца" style:family="text">
      <style:text-properties fo:font-size="14pt" style:font-size-asian="14pt"/>
    </style:style>
    <style:style style:name="T67" style:parent-style-name="Основнойшрифтабзаца" style:family="text">
      <style:text-properties fo:font-size="14pt" style:font-size-asian="14pt"/>
    </style:style>
    <style:style style:name="T68" style:parent-style-name="Основнойшрифтабзаца" style:family="text">
      <style:text-properties fo:font-size="14pt" style:font-size-asian="14pt" fo:language="ru" fo:country="RU"/>
    </style:style>
    <style:style style:name="T69" style:parent-style-name="Основнойшрифтабзаца" style:family="text">
      <style:text-properties fo:font-size="14pt" style:font-size-asian="14pt"/>
    </style:style>
    <style:style style:name="T70" style:parent-style-name="Основнойшрифтабзаца" style:family="text">
      <style:text-properties fo:font-size="14pt" style:font-size-asian="14pt" fo:language="ru" fo:country="RU"/>
    </style:style>
    <style:style style:name="T71" style:parent-style-name="Основнойшрифтабзаца" style:family="text">
      <style:text-properties fo:font-size="14pt" style:font-size-asian="14pt"/>
    </style:style>
    <style:style style:name="P72" style:parent-style-name="Textbody" style:family="paragraph">
      <style:paragraph-properties fo:text-align="center"/>
    </style:style>
    <style:style style:name="P73" style:parent-style-name="Textbody" style:family="paragraph">
      <style:paragraph-properties fo:text-align="center"/>
    </style:style>
    <style:style style:name="P74" style:parent-style-name="Textbody" style:family="paragraph">
      <style:paragraph-properties fo:text-align="center"/>
    </style:style>
    <style:style style:name="P75" style:parent-style-name="Textbody" style:family="paragraph">
      <style:paragraph-properties fo:text-align="center"/>
    </style:style>
    <style:style style:name="P76" style:parent-style-name="Textbody" style:family="paragraph">
      <style:paragraph-properties fo:text-align="center"/>
    </style:style>
    <style:style style:name="P77" style:parent-style-name="Textbody" style:family="paragraph">
      <style:paragraph-properties fo:text-align="center"/>
    </style:style>
    <style:style style:name="P78" style:parent-style-name="Textbody" style:family="paragraph">
      <style:paragraph-properties fo:text-align="center"/>
    </style:style>
    <style:style style:name="P79" style:parent-style-name="Textbody" style:family="paragraph">
      <style:paragraph-properties fo:text-align="center"/>
    </style:style>
    <style:style style:name="P80" style:parent-style-name="Textbody" style:family="paragraph">
      <style:paragraph-properties fo:text-align="center"/>
    </style:style>
    <style:style style:name="T81" style:parent-style-name="Основнойшрифтабзаца" style:family="text">
      <style:text-properties fo:font-size="14pt" style:font-size-asian="14pt"/>
    </style:style>
    <style:style style:name="T82" style:parent-style-name="Основнойшрифтабзаца" style:family="text">
      <style:text-properties fo:font-size="14pt" style:font-size-asian="14pt" fo:language="ru" fo:country="RU"/>
    </style:style>
    <style:style style:name="P83" style:parent-style-name="Textbody" style:family="paragraph">
      <style:paragraph-properties fo:text-align="center"/>
      <style:text-properties fo:font-weight="bold" style:font-weight-asian="bold" fo:font-size="14pt" style:font-size-asian="14pt"/>
    </style:style>
    <style:style style:name="P84" style:parent-style-name="Textbody" style:family="paragraph">
      <style:paragraph-properties fo:text-align="center"/>
    </style:style>
    <style:style style:name="P85" style:parent-style-name="Textbody" style:family="paragraph">
      <style:paragraph-properties fo:text-align="justify" fo:line-height="200%"/>
    </style:style>
    <style:style style:name="T86" style:parent-style-name="Основнойшрифтабзаца" style:family="text">
      <style:text-properties fo:font-weight="bold" style:font-weight-asian="bold" style:font-weight-complex="bold" fo:font-size="14pt" style:font-size-asian="14pt" fo:language="ru" fo:country="RU"/>
    </style:style>
    <style:style style:name="T87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88" style:parent-style-name="Textbody" style:family="paragraph">
      <style:paragraph-properties fo:margin-top="0.0784in" fo:margin-bottom="0in" fo:line-height="115%" fo:text-indent="0.3937in"/>
      <style:text-properties fo:language="ru" fo:country="RU"/>
    </style:style>
    <style:style style:name="P89" style:parent-style-name="Textbody" style:family="paragraph">
      <style:paragraph-properties fo:margin-top="0.0784in" fo:margin-bottom="0in" fo:line-height="115%" fo:text-indent="0.3937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ru" fo:country="RU"/>
    </style:style>
    <style:style style:name="P97" style:parent-style-name="Textbody" style:family="paragraph">
      <style:paragraph-properties fo:margin-top="0.0784in" fo:margin-bottom="0in" fo:line-height="115%" fo:text-indent="0.3937in"/>
      <style:text-properties fo:language="ru" fo:country="RU"/>
    </style:style>
    <style:style style:name="P98" style:parent-style-name="Textbody" style:family="paragraph">
      <style:paragraph-properties fo:margin-top="0.0784in" fo:margin-bottom="0in" fo:line-height="115%" fo:text-indent="0.3937in"/>
      <style:text-properties fo:language="ru" fo:country="RU"/>
    </style:style>
    <style:style style:name="P99" style:parent-style-name="Standard" style:family="paragraph">
      <style:paragraph-properties style:text-autospace="none" fo:text-align="justify" fo:margin-top="0.0833in" fo:line-height="0.1631in" fo:margin-left="0.4833in" fo:margin-right="4.5298in" fo:text-indent="0.5in" fo:background-color="#FFFFFF">
        <style:tab-stops/>
      </style:paragraph-properties>
    </style:style>
    <style:style style:name="T100" style:parent-style-name="Основнойшрифтабзаца" style:family="text">
      <style:text-properties style:font-name="Courier New" style:font-name-asian="Courier New" style:font-name-complex="Courier New" fo:color="#000000" style:text-position="-25% 100%"/>
    </style:style>
    <style:style style:name="T101" style:parent-style-name="Основнойшрифтабзаца" style:family="text">
      <style:text-properties style:font-name="Courier New" style:font-name-asian="Courier New" style:font-name-complex="Courier New" fo:color="#000000"/>
    </style:style>
    <style:style style:name="P102" style:parent-style-name="Standard" style:family="paragraph">
      <style:paragraph-properties style:text-autospace="none" fo:text-align="justify" fo:margin-top="0.0277in" fo:line-height="0.1631in" fo:margin-left="0.9833in" fo:margin-right="0.8868in" fo:background-color="#FFFFFF">
        <style:tab-stops/>
      </style:paragraph-properties>
      <style:text-properties style:font-name="Courier New" style:font-name-asian="Courier New" style:font-name-complex="Courier New" fo:color="#000000" style:text-underline-type="single" style:text-underline-style="solid" style:text-underline-width="auto" style:text-underline-mode="continuous"/>
    </style:style>
    <style:style style:name="P103" style:parent-style-name="Standard" style:family="paragraph">
      <style:paragraph-properties style:text-autospace="none" fo:text-align="justify" fo:margin-top="0.0277in" fo:line-height="0.1631in" fo:margin-right="0.0993in" fo:background-color="#FFFFFF"/>
      <style:text-properties style:font-name="Courier New" style:font-name-asian="Courier New" style:font-name-complex="Courier New" fo:color="#000000"/>
    </style:style>
    <style:style style:name="P104" style:parent-style-name="Основнойтекст2" style:family="paragraph">
      <style:paragraph-properties fo:line-height="115%" fo:text-indent="0.3937in"/>
      <style:text-properties fo:color="#000000" fo:font-size="11pt" style:font-size-asian="11pt"/>
    </style:style>
    <style:style style:name="P105" style:parent-style-name="Основнойтекст2" style:family="paragraph">
      <style:paragraph-properties fo:line-height="115%" fo:text-indent="0.3937in"/>
      <style:text-properties fo:font-size="11pt" style:font-size-asian="11pt"/>
    </style:style>
    <style:style style:name="P106" style:parent-style-name="Textbody" style:family="paragraph">
      <style:paragraph-properties fo:margin-top="0.0784in" fo:margin-bottom="0in" fo:line-height="115%" fo:text-indent="0.3937in"/>
      <style:text-properties fo:font-weight="bold" style:font-weight-asian="bold" fo:language="ru" fo:country="RU"/>
    </style:style>
    <style:style style:name="P107" style:parent-style-name="Textbody" style:family="paragraph">
      <style:paragraph-properties fo:line-height="200%"/>
      <style:text-properties fo:font-weight="bold" style:font-weight-asian="bold" style:font-weight-complex="bold" fo:font-size="14pt" style:font-size-asian="14pt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P110" style:parent-style-name="Textbody" style:family="paragraph">
      <style:text-properties fo:language="ru" fo:country="RU"/>
    </style:style>
    <style:style style:name="P111" style:parent-style-name="Textbody" style:family="paragraph">
      <style:text-properties fo:font-weight="bold" style:font-weight-asian="bold" style:font-weight-complex="bold" fo:font-size="14pt" style:font-size-asian="14pt"/>
    </style:style>
    <style:style style:name="P112" style:parent-style-name="Textbody" style:family="paragraph">
      <style:paragraph-properties fo:margin-top="0.1666in" fo:margin-bottom="0in" fo:line-height="150%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ru" fo:country="RU"/>
    </style:style>
    <style:style style:name="P1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5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46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147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4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6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3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1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3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94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8" style:parent-style-name="Основнойшрифтабзаца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0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01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202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0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1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1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9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3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8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2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6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8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5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7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5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ru" fo:country="RU" style:language-complex="ar" style:country-complex="SA"/>
    </style:style>
    <style:style style:name="T2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287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fo:language="ru" fo:country="RU" style:language-complex="ar" style:country-complex="SA"/>
    </style:style>
    <style:style style:name="T288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style:text-underline-type="single" style:text-underline-style="solid" style:text-underline-width="auto" style:text-underline-mode="continuous" fo:language="ru" fo:country="RU" style:language-complex="ar" style:country-complex="SA"/>
    </style:style>
    <style:style style:name="T289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fo:language="ru" fo:country="RU" style:language-complex="ar" style:country-complex="SA"/>
    </style:style>
    <style:style style:name="T290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style:text-underline-type="single" style:text-underline-style="solid" style:text-underline-width="auto" style:text-underline-mode="continuous" fo:language="ru" fo:country="RU" style:language-complex="ar" style:country-complex="SA"/>
    </style:style>
    <style:style style:name="P2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2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294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ru" fo:country="RU" style:language-complex="ar" style:country-complex="SA"/>
    </style:style>
    <style:style style:name="T2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29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ru" fo:country="RU" style:language-complex="ar" style:country-complex="SA"/>
    </style:style>
    <style:style style:name="T2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29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ru" fo:country="RU" style:language-complex="ar" style:country-complex="SA"/>
    </style:style>
    <style:style style:name="T2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30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ru" fo:country="RU" style:language-complex="ar" style:country-complex="SA"/>
    </style:style>
    <style:style style:name="T3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302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fo:language="ru" fo:country="RU" style:language-complex="ar" style:country-complex="SA"/>
    </style:style>
    <style:style style:name="T303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style:text-underline-type="single" style:text-underline-style="solid" style:text-underline-width="auto" style:text-underline-mode="continuous" fo:language="ru" fo:country="RU" style:language-complex="ar" style:country-complex="SA"/>
    </style:style>
    <style:style style:name="T304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fo:language="ru" fo:country="RU" style:language-complex="ar" style:country-complex="SA"/>
    </style:style>
    <style:style style:name="T305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style:text-underline-type="single" style:text-underline-style="solid" style:text-underline-width="auto" style:text-underline-mode="continuous" fo:language="ru" fo:country="RU" style:language-complex="ar" style:country-complex="SA"/>
    </style:style>
    <style:style style:name="P3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30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309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ru" fo:country="RU" style:language-complex="ar" style:country-complex="SA"/>
    </style:style>
    <style:style style:name="T3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311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fo:language="ru" fo:country="RU" style:language-complex="ar" style:country-complex="SA"/>
    </style:style>
    <style:style style:name="T312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style:text-underline-type="single" style:text-underline-style="solid" style:text-underline-width="auto" style:text-underline-mode="continuous" fo:language="ru" fo:country="RU" style:language-complex="ar" style:country-complex="SA"/>
    </style:style>
    <style:style style:name="T313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fo:language="ru" fo:country="RU" style:language-complex="ar" style:country-complex="SA"/>
    </style:style>
    <style:style style:name="T314" style:parent-style-name="Основнойшрифтабзаца" style:family="text">
      <style:text-properties style:font-name="Consolas" style:font-name-complex="Consolas" fo:color="#3F7F5F" style:letter-kerning="false" fo:font-size="10pt" style:font-size-asian="10pt" style:font-size-complex="10pt" style:text-underline-type="single" style:text-underline-style="solid" style:text-underline-width="auto" style:text-underline-mode="continuous" fo:language="ru" fo:country="RU" style:language-complex="ar" style:country-complex="SA"/>
    </style:style>
    <style:style style:name="P3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3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318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3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3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3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324" style:parent-style-name="Textbody" style:family="paragraph">
      <style:text-properties fo:language="ru" fo:country="RU"/>
    </style:style>
    <style:style style:name="P325" style:parent-style-name="Textbody" style:family="paragraph">
      <style:paragraph-properties fo:margin-bottom="0in" fo:line-height="150%"/>
    </style:style>
    <style:style style:name="T326" style:parent-style-name="Основнойшрифтабзаца" style:family="text">
      <style:text-properties fo:language="ru" fo:country="RU"/>
    </style:style>
    <style:style style:name="T327" style:parent-style-name="Основнойшрифтабзаца" style:family="text">
      <style:text-properties fo:language="ru" fo:country="RU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ru" fo:country="RU"/>
    </style:style>
    <style:style style:name="P3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9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3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6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36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8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6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5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4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3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6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2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9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2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4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4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2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4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2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4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4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2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2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2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3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4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4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3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4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5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1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4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0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4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2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8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46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7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8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47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0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6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4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9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5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4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7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0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0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0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5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5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9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5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1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5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1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5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3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5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4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50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ru" fo:country="RU" style:language-complex="ar" style:country-complex="SA"/>
    </style:style>
    <style:style style:name="T5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55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ru" fo:country="RU" style:language-complex="ar" style:country-complex="SA"/>
    </style:style>
    <style:style style:name="T5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5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5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558" style:parent-style-name="Обычный" style:family="paragraph">
      <style:paragraph-properties fo:line-height="150%"/>
    </style:style>
    <style:style style:name="T559" style:parent-style-name="Основнойшрифтабзаца" style:family="text">
      <style:text-properties fo:language="ru" fo:country="RU"/>
    </style:style>
    <style:style style:name="T560" style:parent-style-name="Основнойшрифтабзаца" style:family="text">
      <style:text-properties fo:language="ru" fo:country="RU"/>
    </style:style>
    <style:style style:name="T561" style:parent-style-name="Основнойшрифтабзаца" style:family="text">
      <style:text-properties fo:language="en" fo:country="US"/>
    </style:style>
    <style:style style:name="T562" style:parent-style-name="Основнойшрифтабзаца" style:family="text">
      <style:text-properties fo:language="ru" fo:country="RU"/>
    </style:style>
    <style:style style:name="P563" style:parent-style-name="Обычный" style:family="paragraph">
      <style:text-properties fo:language="en" fo:country="US"/>
    </style:style>
    <style:style style:name="P564" style:parent-style-name="Обычный" style:family="paragraph">
      <style:text-properties fo:language="en" fo:country="US"/>
    </style:style>
    <style:style style:name="P565" style:parent-style-name="Обычный" style:family="paragraph">
      <style:text-properties fo:language="en" fo:country="US"/>
    </style:style>
    <style:style style:name="P566" style:parent-style-name="Обычный" style:family="paragraph">
      <style:text-properties fo:language="en" fo:country="US"/>
    </style:style>
    <style:style style:name="P567" style:parent-style-name="Обычный" style:family="paragraph">
      <style:text-properties fo:language="en" fo:country="US"/>
    </style:style>
    <style:style style:name="P568" style:parent-style-name="Обычный" style:family="paragraph">
      <style:text-properties fo:language="en" fo:country="US"/>
    </style:style>
    <style:style style:name="P569" style:parent-style-name="Обычный" style:family="paragraph">
      <style:text-properties fo:language="en" fo:country="US"/>
    </style:style>
    <style:style style:name="P570" style:parent-style-name="Обычный" style:family="paragraph">
      <style:text-properties fo:language="en" fo:country="US"/>
    </style:style>
    <style:style style:name="P571" style:parent-style-name="Обычный" style:family="paragraph">
      <style:text-properties fo:language="en" fo:country="US"/>
    </style:style>
    <style:style style:name="P572" style:parent-style-name="Обычный" style:family="paragraph">
      <style:text-properties fo:language="en" fo:country="US"/>
    </style:style>
    <style:style style:name="P573" style:parent-style-name="Обычный" style:family="paragraph">
      <style:text-properties fo:language="en" fo:country="US"/>
    </style:style>
    <style:style style:name="P574" style:parent-style-name="Обычный" style:family="paragraph">
      <style:text-properties fo:language="en" fo:country="US"/>
    </style:style>
    <style:style style:name="P575" style:parent-style-name="Обычный" style:family="paragraph">
      <style:text-properties fo:language="en" fo:country="US"/>
    </style:style>
    <style:style style:name="P576" style:parent-style-name="Обычный" style:family="paragraph">
      <style:text-properties fo:language="en" fo:country="US"/>
    </style:style>
    <style:style style:name="P577" style:parent-style-name="Обычный" style:family="paragraph">
      <style:text-properties fo:language="en" fo:country="US"/>
    </style:style>
    <style:style style:name="P578" style:parent-style-name="Обычный" style:family="paragraph">
      <style:text-properties fo:language="en" fo:country="US"/>
    </style:style>
    <style:style style:name="P579" style:parent-style-name="Обычный" style:family="paragraph">
      <style:text-properties fo:language="en" fo:country="US"/>
    </style:style>
    <style:style style:name="P580" style:parent-style-name="Обычный" style:family="paragraph">
      <style:text-properties fo:language="en" fo:country="US"/>
    </style:style>
    <style:style style:name="P581" style:parent-style-name="Обычный" style:family="paragraph">
      <style:text-properties fo:language="en" fo:country="US"/>
    </style:style>
    <style:style style:name="P582" style:parent-style-name="Обычный" style:family="paragraph">
      <style:text-properties fo:language="en" fo:country="US"/>
    </style:style>
    <style:style style:name="P583" style:parent-style-name="Обычный" style:family="paragraph">
      <style:text-properties fo:language="en" fo:country="US"/>
    </style:style>
    <style:style style:name="P584" style:parent-style-name="Обычный" style:family="paragraph">
      <style:text-properties fo:language="en" fo:country="US"/>
    </style:style>
    <style:style style:name="P585" style:parent-style-name="Обычный" style:family="paragraph">
      <style:text-properties fo:language="en" fo:country="US"/>
    </style:style>
    <style:style style:name="T586" style:parent-style-name="Основнойшрифтабзаца" style:family="text">
      <style:text-properties fo:language="en" fo:country="US"/>
    </style:style>
    <style:style style:name="T587" style:parent-style-name="Основнойшрифтабзаца" style:family="text">
      <style:text-properties fo:language="en" fo:country="US"/>
    </style:style>
    <style:style style:name="T588" style:parent-style-name="Основнойшрифтабзаца" style:family="text">
      <style:text-properties fo:language="ru" fo:country="RU"/>
    </style:style>
    <style:style style:name="T589" style:parent-style-name="Основнойшрифтабзаца" style:family="text">
      <style:text-properties fo:language="en" fo:country="US"/>
    </style:style>
    <style:style style:name="T590" style:parent-style-name="Основнойшрифтабзаца" style:family="text">
      <style:text-properties fo:language="ru" fo:country="RU"/>
    </style:style>
    <style:style style:name="T591" style:parent-style-name="Основнойшрифтабзаца" style:family="text">
      <style:text-properties fo:language="en" fo:country="US"/>
    </style:style>
    <style:style style:name="T592" style:parent-style-name="Основнойшрифтабзаца" style:family="text">
      <style:text-properties fo:language="ru" fo:country="RU"/>
    </style:style>
    <style:style style:name="T593" style:parent-style-name="Основнойшрифтабзаца" style:family="text">
      <style:text-properties fo:language="en" fo:country="US"/>
    </style:style>
    <style:style style:name="P594" style:parent-style-name="Обычный" style:family="paragraph">
      <style:text-properties fo:language="en" fo:country="US"/>
    </style:style>
    <style:style style:name="P595" style:parent-style-name="Обычный" style:family="paragraph">
      <style:text-properties fo:language="en" fo:country="US"/>
    </style:style>
    <style:style style:name="P596" style:parent-style-name="Обычный" style:family="paragraph">
      <style:text-properties fo:language="en" fo:country="US"/>
    </style:style>
    <style:style style:name="P597" style:parent-style-name="Обычный" style:family="paragraph">
      <style:text-properties fo:language="en" fo:country="US"/>
    </style:style>
    <style:style style:name="P598" style:parent-style-name="Обычный" style:family="paragraph">
      <style:text-properties fo:language="en" fo:country="US"/>
    </style:style>
    <style:style style:name="P599" style:parent-style-name="Обычный" style:family="paragraph">
      <style:text-properties fo:language="en" fo:country="US"/>
    </style:style>
    <style:style style:name="P600" style:parent-style-name="Обычный" style:family="paragraph">
      <style:text-properties fo:language="en" fo:country="US"/>
    </style:style>
    <style:style style:name="P601" style:parent-style-name="Обычный" style:family="paragraph">
      <style:text-properties fo:language="en" fo:country="US"/>
    </style:style>
    <style:style style:name="P602" style:parent-style-name="Обычный" style:family="paragraph">
      <style:text-properties fo:language="en" fo:country="US"/>
    </style:style>
    <style:style style:name="P603" style:parent-style-name="Обычный" style:family="paragraph">
      <style:text-properties fo:language="en" fo:country="US"/>
    </style:style>
    <style:style style:name="P604" style:parent-style-name="Обычный" style:family="paragraph">
      <style:text-properties fo:language="en" fo:country="US"/>
    </style:style>
    <style:style style:name="P605" style:parent-style-name="Обычный" style:family="paragraph">
      <style:text-properties fo:language="en" fo:country="US"/>
    </style:style>
    <style:style style:name="P606" style:parent-style-name="Обычный" style:family="paragraph">
      <style:text-properties fo:language="en" fo:country="US"/>
    </style:style>
    <style:style style:name="P607" style:parent-style-name="Обычный" style:family="paragraph">
      <style:text-properties fo:language="en" fo:country="US"/>
    </style:style>
    <style:style style:name="P608" style:parent-style-name="Обычный" style:family="paragraph">
      <style:text-properties fo:language="en" fo:country="US"/>
    </style:style>
    <style:style style:name="T609" style:parent-style-name="Основнойшрифтабзаца" style:family="text">
      <style:text-properties fo:language="en" fo:country="US"/>
    </style:style>
    <style:style style:name="T610" style:parent-style-name="Основнойшрифтабзаца" style:family="text">
      <style:text-properties fo:language="en" fo:country="US"/>
    </style:style>
    <style:style style:name="T611" style:parent-style-name="Основнойшрифтабзаца" style:family="text">
      <style:text-properties fo:language="ru" fo:country="RU"/>
    </style:style>
    <style:style style:name="T612" style:parent-style-name="Основнойшрифтабзаца" style:family="text">
      <style:text-properties fo:language="en" fo:country="US"/>
    </style:style>
    <style:style style:name="T613" style:parent-style-name="Основнойшрифтабзаца" style:family="text">
      <style:text-properties fo:language="ru" fo:country="RU"/>
    </style:style>
    <style:style style:name="T614" style:parent-style-name="Основнойшрифтабзаца" style:family="text">
      <style:text-properties fo:language="en" fo:country="US"/>
    </style:style>
    <style:style style:name="T615" style:parent-style-name="Основнойшрифтабзаца" style:family="text">
      <style:text-properties fo:language="ru" fo:country="RU"/>
    </style:style>
    <style:style style:name="T616" style:parent-style-name="Основнойшрифтабзаца" style:family="text">
      <style:text-properties fo:language="en" fo:country="US"/>
    </style:style>
    <style:style style:name="T617" style:parent-style-name="Основнойшрифтабзаца" style:family="text">
      <style:text-properties fo:language="ru" fo:country="RU"/>
    </style:style>
    <style:style style:name="T618" style:parent-style-name="Основнойшрифтабзаца" style:family="text">
      <style:text-properties fo:language="en" fo:country="US"/>
    </style:style>
    <style:style style:name="P619" style:parent-style-name="Обычный" style:family="paragraph">
      <style:text-properties fo:language="en" fo:country="US"/>
    </style:style>
    <style:style style:name="P620" style:parent-style-name="Обычный" style:family="paragraph">
      <style:text-properties fo:language="en" fo:country="US"/>
    </style:style>
    <style:style style:name="P621" style:parent-style-name="Обычный" style:family="paragraph">
      <style:text-properties fo:language="en" fo:country="US"/>
    </style:style>
    <style:style style:name="P622" style:parent-style-name="Обычный" style:family="paragraph">
      <style:text-properties fo:language="en" fo:country="US"/>
    </style:style>
    <style:style style:name="P623" style:parent-style-name="Обычный" style:family="paragraph">
      <style:text-properties fo:language="en" fo:country="US"/>
    </style:style>
    <style:style style:name="P624" style:parent-style-name="Обычный" style:family="paragraph">
      <style:text-properties fo:language="en" fo:country="US"/>
    </style:style>
    <style:style style:name="P625" style:parent-style-name="Обычный" style:family="paragraph">
      <style:text-properties fo:language="en" fo:country="US"/>
    </style:style>
    <style:style style:name="P626" style:parent-style-name="Обычный" style:family="paragraph">
      <style:text-properties fo:language="en" fo:country="US"/>
    </style:style>
    <style:style style:name="P627" style:parent-style-name="Обычный" style:family="paragraph">
      <style:text-properties fo:language="en" fo:country="US"/>
    </style:style>
    <style:style style:name="P628" style:parent-style-name="Обычный" style:family="paragraph">
      <style:text-properties fo:language="en" fo:country="US"/>
    </style:style>
    <style:style style:name="P629" style:parent-style-name="Обычный" style:family="paragraph">
      <style:text-properties fo:language="en" fo:country="US"/>
    </style:style>
    <style:style style:name="P630" style:parent-style-name="Обычный" style:family="paragraph">
      <style:text-properties fo:language="en" fo:country="US"/>
    </style:style>
    <style:style style:name="P631" style:parent-style-name="Обычный" style:family="paragraph">
      <style:text-properties fo:language="en" fo:country="US"/>
    </style:style>
    <style:style style:name="P632" style:parent-style-name="Обычный" style:family="paragraph">
      <style:text-properties fo:language="en" fo:country="US"/>
    </style:style>
    <style:style style:name="P633" style:parent-style-name="Обычный" style:family="paragraph">
      <style:text-properties fo:language="en" fo:country="US"/>
    </style:style>
    <style:style style:name="P634" style:parent-style-name="Обычный" style:family="paragraph">
      <style:text-properties fo:language="en" fo:country="US"/>
    </style:style>
    <style:style style:name="P635" style:parent-style-name="Обычный" style:family="paragraph">
      <style:text-properties fo:language="en" fo:country="US"/>
    </style:style>
    <style:style style:name="P636" style:parent-style-name="Обычный" style:family="paragraph">
      <style:text-properties fo:language="en" fo:country="US"/>
    </style:style>
    <style:style style:name="P637" style:parent-style-name="Обычный" style:family="paragraph">
      <style:text-properties fo:language="en" fo:country="US"/>
    </style:style>
    <style:style style:name="P638" style:parent-style-name="Обычный" style:family="paragraph">
      <style:text-properties fo:language="en" fo:country="US"/>
    </style:style>
    <style:style style:name="P639" style:parent-style-name="Обычный" style:family="paragraph">
      <style:text-properties fo:language="en" fo:country="US"/>
    </style:style>
    <style:style style:name="P640" style:parent-style-name="Обычный" style:family="paragraph">
      <style:text-properties fo:language="en" fo:country="US"/>
    </style:style>
    <style:style style:name="P641" style:parent-style-name="Обычный" style:family="paragraph">
      <style:text-properties fo:language="en" fo:country="US"/>
    </style:style>
    <style:style style:name="P642" style:parent-style-name="Обычный" style:family="paragraph">
      <style:text-properties fo:language="en" fo:country="US"/>
    </style:style>
    <style:style style:name="P643" style:parent-style-name="Обычный" style:family="paragraph">
      <style:text-properties fo:language="en" fo:country="US"/>
    </style:style>
    <style:style style:name="P644" style:parent-style-name="Обычный" style:family="paragraph">
      <style:text-properties fo:language="en" fo:country="US"/>
    </style:style>
    <style:style style:name="P645" style:parent-style-name="Обычный" style:family="paragraph">
      <style:text-properties fo:language="en" fo:country="US"/>
    </style:style>
    <style:style style:name="P646" style:parent-style-name="Обычный" style:family="paragraph">
      <style:text-properties fo:language="en" fo:country="US"/>
    </style:style>
    <style:style style:name="P647" style:parent-style-name="Обычный" style:family="paragraph">
      <style:text-properties fo:language="en" fo:country="US"/>
    </style:style>
    <style:style style:name="P648" style:parent-style-name="Обычный" style:family="paragraph">
      <style:text-properties fo:language="en" fo:country="US"/>
    </style:style>
    <style:style style:name="P649" style:parent-style-name="Обычный" style:family="paragraph">
      <style:text-properties fo:language="en" fo:country="US"/>
    </style:style>
    <style:style style:name="P650" style:parent-style-name="Обычный" style:family="paragraph">
      <style:text-properties fo:language="en" fo:country="US"/>
    </style:style>
    <style:style style:name="P651" style:parent-style-name="Обычный" style:family="paragraph">
      <style:text-properties fo:language="en" fo:country="US"/>
    </style:style>
    <style:style style:name="P652" style:parent-style-name="Обычный" style:family="paragraph">
      <style:text-properties fo:language="en" fo:country="US"/>
    </style:style>
    <style:style style:name="P653" style:parent-style-name="Обычный" style:family="paragraph">
      <style:text-properties fo:language="en" fo:country="US"/>
    </style:style>
    <style:style style:name="P654" style:parent-style-name="Обычный" style:family="paragraph">
      <style:text-properties fo:language="en" fo:country="US"/>
    </style:style>
    <style:style style:name="P655" style:parent-style-name="Обычный" style:family="paragraph">
      <style:text-properties fo:language="en" fo:country="US"/>
    </style:style>
    <style:style style:name="P656" style:parent-style-name="Обычный" style:family="paragraph">
      <style:text-properties fo:language="en" fo:country="US"/>
    </style:style>
    <style:style style:name="P657" style:parent-style-name="Обычный" style:family="paragraph">
      <style:text-properties fo:language="en" fo:country="US"/>
    </style:style>
    <style:style style:name="P658" style:parent-style-name="Обычный" style:family="paragraph">
      <style:text-properties fo:language="en" fo:country="US"/>
    </style:style>
    <style:style style:name="P659" style:parent-style-name="Обычный" style:family="paragraph">
      <style:text-properties fo:language="en" fo:country="US"/>
    </style:style>
    <style:style style:name="P660" style:parent-style-name="Обычный" style:family="paragraph">
      <style:text-properties fo:language="en" fo:country="US"/>
    </style:style>
    <style:style style:name="P661" style:parent-style-name="Обычный" style:family="paragraph">
      <style:text-properties fo:language="en" fo:country="US"/>
    </style:style>
    <style:style style:name="T662" style:parent-style-name="Основнойшрифтабзаца" style:family="text">
      <style:text-properties fo:language="en" fo:country="US"/>
    </style:style>
    <style:style style:name="T663" style:parent-style-name="Основнойшрифтабзаца" style:family="text">
      <style:text-properties fo:language="ru" fo:country="RU"/>
    </style:style>
    <style:style style:name="P664" style:parent-style-name="Обычный" style:family="paragraph">
      <style:text-properties fo:language="ru" fo:country="RU"/>
    </style:style>
    <style:style style:name="P665" style:parent-style-name="Обычный" style:family="paragraph">
      <style:text-properties fo:language="ru" fo:country="RU"/>
    </style:style>
    <style:style style:name="P666" style:parent-style-name="Обычный" style:family="paragraph">
      <style:paragraph-properties fo:line-height="150%"/>
    </style:style>
    <style:style style:name="T667" style:parent-style-name="Основнойшрифтабзаца" style:family="text">
      <style:text-properties fo:language="ru" fo:country="RU"/>
    </style:style>
    <style:style style:name="T668" style:parent-style-name="Основнойшрифтабзаца" style:family="text">
      <style:text-properties fo:language="en" fo:country="US"/>
    </style:style>
    <style:style style:name="T669" style:parent-style-name="Основнойшрифтабзаца" style:family="text">
      <style:text-properties fo:language="ru" fo:country="RU"/>
    </style:style>
    <style:style style:name="P6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7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6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6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8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6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8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8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9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9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6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97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6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7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0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0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7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1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1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7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7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2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2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2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72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2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72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2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72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3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3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36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7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3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7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4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7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64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7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66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767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768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76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770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7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7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7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7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7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7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8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8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8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8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7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9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7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9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7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0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0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0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0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0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1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1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1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1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1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2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2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2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2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2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3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3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3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4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4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4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4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4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5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5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5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6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6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6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7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7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7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7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7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7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7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8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8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8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9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9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8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9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0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0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0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0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0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0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1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1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1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1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1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2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2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2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2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3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3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4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4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5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5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5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6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6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6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7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7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7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7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7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8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8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8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9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9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9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9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0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0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0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0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0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0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1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1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0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1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0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1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0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2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25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0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2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0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2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0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3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0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33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0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3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0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4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ru" fo:country="RU" style:language-complex="ar" style:country-complex="SA"/>
    </style:style>
    <style:style style:name="T10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104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ru" fo:country="RU" style:language-complex="ar" style:country-complex="SA"/>
    </style:style>
    <style:style style:name="T10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0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10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0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10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0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10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105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ru" fo:country="RU" style:language-complex="ar" style:country-complex="SA"/>
    </style:style>
    <style:style style:name="T10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105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ru" fo:country="RU" style:language-complex="ar" style:country-complex="SA"/>
    </style:style>
    <style:style style:name="T10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0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060" style:parent-style-name="Обычный" style:family="paragraph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061" style:parent-style-name="Обычный" style:family="paragraph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062" style:parent-style-name="Обычный" style:family="paragraph">
      <style:paragraph-properties fo:line-height="150%"/>
    </style:style>
    <style:style style:name="T10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10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0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6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0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7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7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0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7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7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0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7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8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8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85" style:parent-style-name="Основнойшрифтабзаца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0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0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93" style:parent-style-name="Основнойшрифтабзаца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09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9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1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0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1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0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07" style:parent-style-name="Основнойшрифтабзаца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10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0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1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1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1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1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1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2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23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124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1125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1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27" style:parent-style-name="Основнойшрифтабзаца" style:family="text">
      <style:text-properties style:font-name="Consolas" style:font-name-complex="Consolas" fo:color="#0000C0" style:letter-kerning="false" fo:font-size="10pt" style:font-size-asian="10pt" style:font-size-complex="10pt" fo:language="en" fo:country="US" style:language-complex="ar" style:country-complex="SA"/>
    </style:style>
    <style:style style:name="T11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2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1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1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3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3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4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4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4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5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1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5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1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6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6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1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6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7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1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77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1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79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1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8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1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8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1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88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1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90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1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9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1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0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02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2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04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2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0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1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1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13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21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15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2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1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25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2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27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2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2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3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2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3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4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4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4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4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5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P12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5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6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6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64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2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6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6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6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6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70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2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7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7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7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81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2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8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8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87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2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9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9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0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0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0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0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0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0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0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0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1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1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16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3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3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3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3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3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3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4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4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4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4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5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5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6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6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6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6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6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7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7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7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7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78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37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9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9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9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9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0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0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0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0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0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0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4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1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1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1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2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25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4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2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2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4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3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33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4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4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3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4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50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4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5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5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ru" fo:country="RU" style:language-complex="ar" style:country-complex="SA"/>
    </style:style>
    <style:style style:name="T14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1460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14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4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14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4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4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1469" style:parent-style-name="Обычный" style:family="paragraph">
      <style:text-properties fo:language="ru" fo:country="RU"/>
    </style:style>
    <style:style style:name="P1470" style:parent-style-name="Textbody" style:family="paragraph">
      <style:paragraph-properties fo:text-align="center" fo:line-height="200%"/>
      <style:text-properties fo:font-weight="bold" style:font-weight-asian="bold" style:font-weight-complex="bold" fo:font-size="14pt" style:font-size-asian="14pt"/>
    </style:style>
    <style:style style:name="P1471" style:parent-style-name="Textbody" style:family="paragraph">
      <style:paragraph-properties fo:text-align="justify" fo:line-height="115%">
        <style:tab-stops>
          <style:tab-stop style:type="left" style:position="0.4951in"/>
        </style:tab-stops>
      </style:paragraph-properties>
    </style:style>
    <style:style style:name="T1472" style:parent-style-name="Основнойшрифтабзаца" style:family="text">
      <style:text-properties fo:language="ru" fo:country="RU"/>
    </style:style>
    <style:style style:name="T1473" style:parent-style-name="Основнойшрифтабзаца" style:family="text">
      <style:text-properties fo:language="ru" fo:country="RU"/>
    </style:style>
    <style:style style:name="T1474" style:parent-style-name="Основнойшрифтабзаца" style:family="text">
      <style:text-properties fo:language="en" fo:country="US"/>
    </style:style>
    <style:style style:name="T1475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Министерство образования и науки РФ</text:p>
      <text:p text:style-name="P3"/>
      <text:p text:style-name="P4">ФГАОУ ВО «Уральский федеральный университет</text:p>
      <text:p text:style-name="P5">имени первого Президента России Б. Н. Ельцина»</text:p>
      <text:p text:style-name="P6">ИРИТ-РТФ</text:p>
      <text:p text:style-name="P7">Центр ускоренного обучения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 ПО<text:s/></text:span><text:span text:style-name="T18">ЛАБОРАТОРНОЙ РАБОТЕ<text:s/></text:span><text:span text:style-name="T19">N</text:span><text:s/><text:span text:style-name="T20">6</text:span></text:p>
      <text:p text:style-name="P21"/>
      <text:p text:style-name="P22"><text:span text:style-name="T23">по дисциплине «</text:span><text:span text:style-name="T24">Язык и технология программирования</text:span><text:span text:style-name="T25">»</text:span></text:p>
      <text:p text:style-name="P26"/>
      <text:p text:style-name="P27"/>
      <text:p text:style-name="P28"><text:span text:style-name="T29">Тема:<text:s/></text:span><text:span text:style-name="T30">Аргументы переменной длины. Решение задач к экзамену</text:span></text:p>
      <text:p text:style-name="P31"/>
      <text:p text:style-name="P32"/>
      <text:p text:style-name="P33"/>
      <text:p text:style-name="P34"/>
      <text:p text:style-name="P35"/>
      <text:p text:style-name="P36"><text:span text:style-name="T37">Студент группы<text:s/></text:span><text:span text:style-name="T38">РИВ-170027у (662)</text:span><text:span text:style-name="T39">:</text:span><text:span text:style-name="T40"><text:tab/></text:span><text:span text:style-name="T41"><text:tab/></text:span><text:span text:style-name="T42"><text:tab/></text:span><text:span text:style-name="T43"><text:tab/></text:span><text:span text:style-name="T44">Э. Ю. Азымов</text:span></text:p>
      <text:p text:style-name="P45"><text:span text:style-name="T46">Преподаватель:<text:s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С.</text:span><text:span text:style-name="T55"><text:s/></text:span><text:span text:style-name="T56">И. Тимошенко,</text:span></text:p>
      <text:p text:style-name="P57"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доц., к.</text:span><text:span text:style-name="T68"><text:s/></text:span><text:span text:style-name="T69">т.</text:span><text:span text:style-name="T70"><text:s/></text:span><text:span text:style-name="T71">н.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<text:span text:style-name="T81">Екатеринбург 20</text:span><text:span text:style-name="T82">17</text:span></text:p>
      <text:soft-page-break/>
      <text:p text:style-name="P83">СОДЕРЖАНИЕ</text:p>
      <text:p text:style-name="P84"/>
      <text:p text:style-name="P85"><text:span text:style-name="T86">1<text:s/></text:span><text:span text:style-name="T87">Постановка задачи</text:span></text:p>
      <text:p text:style-name="P88">Придумать два перегруженных метода в которых возникает проблема неоднозначности.</text:p>
      <text:p text:style-name="P89"><text:span text:style-name="T90">Расширить пример использования форматов даты и времени, вывести текущую дату в формате<text:s/></text:span><text:span text:style-name="T91">dd</text:span><text:span text:style-name="T92">.</text:span><text:span text:style-name="T93">mm</text:span><text:span text:style-name="T94">.</text:span><text:span text:style-name="T95">yyyy</text:span><text:span text:style-name="T96">.</text:span></text:p>
      <text:p text:style-name="P97">Составить<text:s/>программу поиска частливых билетов (шестизначные числа).</text:p>
      <text:p text:style-name="P98">Решить ребус:</text:p>
      <text:p text:style-name="P99"><text:span text:style-name="T100">+</text:span><text:span text:style-name="T101"><text:s/>ТРИ</text:span></text:p>
      <text:p text:style-name="P102"><text:s text:c="2"/>ДВА</text:p>
      <text:p text:style-name="P103"><text:s text:c="11"/>ПЯТЬ</text:p>
      <text:p text:style-name="P104">Составить программу для поиска координаты пересечения двух прямых типа y=а*х+b, задаваемых через параметры программы. Программа должна обрабатывать ситуации<text:s/>совпадения или параллельности прямых.</text:p>
      <text:p text:style-name="P105">В программе необходимо использовать обработку исключительных ситуаций, которые могут возникнуть при вычислениях.</text:p>
      <text:p text:style-name="P106"/>
      <text:p text:style-name="P107">2 Анализ поставленной задачи</text:p>
      <text:p text:style-name="Textbody"><text:tab/><text:span text:style-name="T108">Для решения поставленной задачи неободимо изучить происхождение проблем не</text:span><text:span text:style-name="T109">однозначности, работу с форматами даты и времени, а так же вывести формулы для программного нахождения точек пересечения прямых.</text:span></text:p>
      <text:p text:style-name="P110"/>
      <text:p text:style-name="P111">3 Описание исходных текстов программы</text:p>
      <text:p text:style-name="P112"><text:span text:style-name="T113">Демонстрация проблем неоднозначности, класс<text:s/></text:span><text:span text:style-name="T114">PassArrays</text:span><text:span text:style-name="T115">:</text:span></text:p>
      <text:p text:style-name="P116"><text:span text:style-name="T117">package</text:span><text:span text:style-name="T118"><text:s/>lab_6;</text:span></text:p>
      <text:p text:style-name="P119"/>
      <text:p text:style-name="P120"><text:span text:style-name="T121">class</text:span><text:span text:style-name="T122"><text:s/>PassArrays</text:span><text:span text:style-name="T123"><text:s/>{</text:span></text:p>
      <text:p text:style-name="P124"><text:span text:style-name="T125"><text:tab/></text:span><text:span text:style-name="T126">static</text:span><text:span text:style-name="T127"><text:s/></text:span><text:span text:style-name="T128">void</text:span><text:span text:style-name="T129"><text:s/>vaTest(</text:span><text:span text:style-name="T130">int</text:span><text:span text:style-name="T131">...<text:s/></text:span><text:span text:style-name="T132">v</text:span><text:span text:style-name="T133">) {</text:span></text:p>
      <text:p text:style-name="P134"><text:span text:style-name="T135"><text:tab/></text:span><text:span text:style-name="T136"><text:tab/>System.</text:span><text:span text:style-name="T137">out</text:span><text:span text:style-name="T138">.print(</text:span><text:span text:style-name="T139">"vaTest(int ...): "</text:span><text:span text:style-name="T140"><text:s/>+<text:s/></text:span><text:span text:style-name="T141">v</text:span><text:span text:style-name="T142">.</text:span><text:span text:style-name="T143">length</text:span><text:span text:style-name="T144"><text:s/>+<text:s/></text:span><text:span text:style-name="T145">"<text:s/></text:span><text:span text:style-name="T146">Содержимое</text:span><text:span text:style-name="T147">: "</text:span><text:span text:style-name="T148">);</text:span></text:p>
      <text:p text:style-name="P149"><text:span text:style-name="T150"><text:tab/></text:span><text:span text:style-name="T151"><text:tab/></text:span><text:span text:style-name="T152">for</text:span><text:span text:style-name="T153"><text:s/>(</text:span><text:span text:style-name="T154">int</text:span><text:span text:style-name="T155"><text:s/></text:span><text:span text:style-name="T156">x</text:span><text:span text:style-name="T157"><text:s/>:<text:s/></text:span><text:span text:style-name="T158">v</text:span><text:span text:style-name="T159">)</text:span></text:p>
      <text:p text:style-name="P160"><text:span text:style-name="T161"><text:tab/></text:span><text:span text:style-name="T162"><text:tab/></text:span><text:span text:style-name="T163"><text:tab/>System.</text:span><text:span text:style-name="T164">out</text:span><text:span text:style-name="T165">.print(</text:span><text:span text:style-name="T166">x</text:span><text:span text:style-name="T167"><text:s/>+<text:s/></text:span><text:span text:style-name="T168">" "</text:span><text:span text:style-name="T169">);</text:span></text:p>
      <text:p text:style-name="P170"><text:span text:style-name="T171"><text:tab/></text:span><text:span text:style-name="T172"><text:tab/>System.</text:span><text:span text:style-name="T173">out</text:span><text:span text:style-name="T174">.println();</text:span></text:p>
      <text:p text:style-name="P175"><text:span text:style-name="T176"><text:tab/>}</text:span></text:p>
      <text:p text:style-name="P177"/>
      <text:p text:style-name="P178"><text:span text:style-name="T179"><text:tab/></text:span><text:span text:style-name="T180">static</text:span><text:span text:style-name="T181"><text:s/></text:span><text:span text:style-name="T182">void</text:span><text:span text:style-name="T183"><text:s/>vaTest(</text:span><text:span text:style-name="T184">boolean</text:span><text:span text:style-name="T185">...<text:s/></text:span><text:span text:style-name="T186">v</text:span><text:span text:style-name="T187">) {</text:span></text:p>
      <text:p text:style-name="P188"><text:span text:style-name="T189"><text:tab/></text:span><text:span text:style-name="T190"><text:tab/>System.</text:span><text:span text:style-name="T191">out</text:span><text:span text:style-name="T192">.print(</text:span><text:span text:style-name="T193">"vaTest(boolean<text:s/></text:span><text:span text:style-name="T194">...): "</text:span><text:span text:style-name="T195"><text:s/>+<text:s/></text:span><text:span text:style-name="T196">v</text:span><text:span text:style-name="T197">.</text:span><text:span text:style-name="T198">length</text:span><text:span text:style-name="T199"><text:s/>+<text:s/></text:span><text:span text:style-name="T200">"<text:s/></text:span><text:span text:style-name="T201">Содержимое</text:span><text:span text:style-name="T202">: "</text:span><text:span text:style-name="T203">);</text:span></text:p>
      <text:p text:style-name="P204"><text:span text:style-name="T205"><text:tab/></text:span><text:span text:style-name="T206"><text:tab/></text:span><text:span text:style-name="T207">for</text:span><text:span text:style-name="T208"><text:s/>(</text:span><text:span text:style-name="T209">boolean</text:span><text:span text:style-name="T210"><text:s/></text:span><text:span text:style-name="T211">x</text:span><text:span text:style-name="T212"><text:s/>:<text:s/></text:span><text:span text:style-name="T213">v</text:span><text:span text:style-name="T214">)</text:span></text:p>
      <text:p text:style-name="P215"><text:span text:style-name="T216"><text:tab/></text:span><text:span text:style-name="T217"><text:tab/></text:span><text:span text:style-name="T218"><text:tab/>System.</text:span><text:span text:style-name="T219">out</text:span><text:span text:style-name="T220">.print(</text:span><text:span text:style-name="T221">x</text:span><text:span text:style-name="T222"><text:s/>+<text:s/></text:span><text:span text:style-name="T223">" "</text:span><text:span text:style-name="T224">);</text:span></text:p>
      <text:p text:style-name="P225"><text:span text:style-name="T226"><text:tab/></text:span><text:span text:style-name="T227"><text:tab/>System.</text:span><text:span text:style-name="T228">out</text:span><text:span text:style-name="T229">.println();</text:span></text:p>
      <text:p text:style-name="P230"><text:span text:style-name="T231"><text:tab/>}</text:span></text:p>
      <text:p text:style-name="P232"/>
      <text:p text:style-name="P233"><text:span text:style-name="T234"><text:tab/></text:span><text:span text:style-name="T235">static</text:span><text:span text:style-name="T236"><text:s/></text:span><text:span text:style-name="T237">void</text:span><text:span text:style-name="T238"><text:s/>anotherOne(</text:span><text:span text:style-name="T239">double</text:span><text:span text:style-name="T240">...<text:s/></text:span><text:span text:style-name="T241">numbers</text:span><text:span text:style-name="T242">) {</text:span></text:p>
      <text:p text:style-name="P243"><text:span text:style-name="T244"><text:tab/></text:span><text:span text:style-name="T245"><text:tab/>System.</text:span><text:span text:style-name="T246">out</text:span><text:span text:style-name="T247">.println(</text:span><text:span text:style-name="T248">"It worked!"</text:span><text:span text:style-name="T249">);</text:span></text:p>
      <text:p text:style-name="P250"><text:span text:style-name="T251"><text:tab/>}</text:span></text:p>
      <text:p text:style-name="P252"/>
      <text:p text:style-name="P253"><text:span text:style-name="T254"><text:tab/></text:span><text:span text:style-name="T255">static</text:span><text:span text:style-name="T256"><text:s/></text:span><text:span text:style-name="T257">void</text:span><text:span text:style-name="T258"><text:s/>anotherOne(String...<text:s/></text:span><text:span text:style-name="T259">strings</text:span><text:span text:style-name="T260">) {</text:span></text:p>
      <text:p text:style-name="P261"><text:span text:style-name="T262"><text:tab/></text:span><text:span text:style-name="T263"><text:tab/></text:span><text:span text:style-name="T264">System.</text:span><text:span text:style-name="T265">out</text:span><text:span text:style-name="T266">.println(</text:span><text:span text:style-name="T267">"It worked!"</text:span><text:span text:style-name="T268">);</text:span></text:p>
      <text:soft-page-break/>
      <text:p text:style-name="P269"><text:span text:style-name="T270"><text:tab/>}</text:span></text:p>
      <text:p text:style-name="P271"/>
      <text:p text:style-name="P272"><text:span text:style-name="T273"><text:tab/></text:span><text:span text:style-name="T274">public</text:span><text:span text:style-name="T275"><text:s/></text:span><text:span text:style-name="T276">static</text:span><text:span text:style-name="T277"><text:s/></text:span><text:span text:style-name="T278">void</text:span><text:span text:style-name="T279"><text:s/>main(String<text:s/></text:span><text:span text:style-name="T280">args</text:span><text:span text:style-name="T281">[]) {</text:span></text:p>
      <text:p text:style-name="P282"><text:span text:style-name="T283"><text:tab/></text:span><text:span text:style-name="T284"><text:tab/></text:span><text:span text:style-name="T285">vaTest</text:span><text:span text:style-name="T286">(1, 2, 3);<text:s/></text:span><text:span text:style-name="T287">//<text:s/></text:span><text:span text:style-name="T288">Все</text:span><text:span text:style-name="T289"><text:s/>в<text:s/></text:span><text:span text:style-name="T290">порядке</text:span></text:p>
      <text:p text:style-name="P291"><text:span text:style-name="T292"><text:tab/></text:span><text:span text:style-name="T293"><text:tab/></text:span><text:span text:style-name="T294">vaTest</text:span><text:span text:style-name="T295">(</text:span><text:span text:style-name="T296">true</text:span><text:span text:style-name="T297">,<text:s/></text:span><text:span text:style-name="T298">false</text:span><text:span text:style-name="T299">,<text:s/></text:span><text:span text:style-name="T300">true</text:span><text:span text:style-name="T301">);<text:s/></text:span><text:span text:style-name="T302">//<text:s/></text:span><text:span text:style-name="T303">Все</text:span><text:span text:style-name="T304"><text:s/>в<text:s/></text:span><text:span text:style-name="T305">порядке</text:span></text:p>
      <text:p text:style-name="P306"><text:span text:style-name="T307"><text:tab/></text:span><text:span text:style-name="T308"><text:tab/></text:span><text:span text:style-name="T309">vaTest</text:span><text:span text:style-name="T310">();<text:s/></text:span><text:span text:style-name="T311">//<text:s/></text:span><text:span text:style-name="T312">Ошибка</text:span><text:span text:style-name="T313">:<text:s/></text:span><text:span text:style-name="T314">неоднозначность</text:span></text:p>
      <text:p text:style-name="P315"><text:span text:style-name="T316"><text:tab/></text:span><text:span text:style-name="T317"><text:tab/></text:span><text:span text:style-name="T318">anotherOne</text:span><text:span text:style-name="T319">();</text:span></text:p>
      <text:p text:style-name="P320"><text:span text:style-name="T321"><text:tab/>}</text:span></text:p>
      <text:p text:style-name="P322"><text:span text:style-name="T323">}</text:span></text:p>
      <text:p text:style-name="P324"/>
      <text:p text:style-name="P325"><text:span text:style-name="T326">Форматирование даты и времени,<text:s/></text:span><text:span text:style-name="T327">класс<text:s/></text:span><text:span text:style-name="T328">TimeDateFormat</text:span><text:span text:style-name="T329">:</text:span></text:p>
      <text:p text:style-name="P330"><text:span text:style-name="T331">package</text:span><text:span text:style-name="T332"><text:s/>lab_6;</text:span></text:p>
      <text:p text:style-name="P333"/>
      <text:p text:style-name="P334"><text:span text:style-name="T335">import</text:span><text:span text:style-name="T336"><text:s/>java.text.SimpleDateFormat;</text:span></text:p>
      <text:p text:style-name="P337"><text:span text:style-name="T338">import</text:span><text:span text:style-name="T339"><text:s/>java.util.Calendar;</text:span></text:p>
      <text:p text:style-name="P340"/>
      <text:p text:style-name="P341"><text:span text:style-name="T342">class</text:span><text:span text:style-name="T343"><text:s/>TimeDateFormat {</text:span></text:p>
      <text:p text:style-name="P344"/>
      <text:p text:style-name="P345"><text:span text:style-name="T346"><text:tab/></text:span><text:span text:style-name="T347">public</text:span><text:span text:style-name="T348"><text:s/></text:span><text:span text:style-name="T349">static</text:span><text:span text:style-name="T350"><text:s/></text:span><text:span text:style-name="T351">void</text:span><text:span text:style-name="T352"><text:s/>main(String<text:s/></text:span><text:span text:style-name="T353">args</text:span><text:span text:style-name="T354">[]) {</text:span></text:p>
      <text:p text:style-name="P355"><text:span text:style-name="T356"><text:tab/><text:s text:c="4"/>Calendar<text:s/></text:span><text:span text:style-name="T357">cal</text:span><text:span text:style-name="T358"><text:s/>= Calendar.</text:span><text:span text:style-name="T359">getInstance</text:span><text:span text:style-name="T360">();</text:span></text:p>
      <text:p text:style-name="P361"/>
      <text:p text:style-name="P362"><text:span text:style-name="T363"><text:tab/><text:s text:c="4"/>String<text:s/></text:span><text:span text:style-name="T364">s</text:span><text:span text:style-name="T365"><text:s/>= String.</text:span><text:span text:style-name="T366">format</text:span><text:span text:style-name="T367">(</text:span><text:span text:style-name="T368">"%tc"</text:span><text:span text:style-name="T369">,<text:s/></text:span><text:span text:style-name="T370">cal</text:span><text:span text:style-name="T371">);</text:span></text:p>
      <text:p text:style-name="P372"><text:span text:style-name="T373"><text:tab/></text:span><text:span text:style-name="T374"><text:s text:c="4"/>System.</text:span><text:span text:style-name="T375">out</text:span><text:span text:style-name="T376">.println(</text:span><text:span text:style-name="T377">s</text:span><text:span text:style-name="T378">);</text:span></text:p>
      <text:p text:style-name="P379"/>
      <text:p text:style-name="P380"><text:span text:style-name="T381"><text:tab/><text:s text:c="4"/></text:span><text:span text:style-name="T382">s</text:span><text:span text:style-name="T383"><text:s/>= String.</text:span><text:span text:style-name="T384">format</text:span><text:span text:style-name="T385">(</text:span><text:span text:style-name="T386">"%tr"</text:span><text:span text:style-name="T387">,<text:s/></text:span><text:span text:style-name="T388">cal</text:span><text:span text:style-name="T389">);</text:span></text:p>
      <text:p text:style-name="P390"><text:span text:style-name="T391"><text:tab/><text:s text:c="4"/>System.</text:span><text:span text:style-name="T392">out</text:span><text:span text:style-name="T393">.println(</text:span><text:span text:style-name="T394">s</text:span><text:span text:style-name="T395">);</text:span></text:p>
      <text:p text:style-name="P396"><text:span text:style-name="T397"><text:tab/><text:s text:c="4"/></text:span></text:p>
      <text:p text:style-name="P398"><text:span text:style-name="T399"><text:tab/><text:s text:c="4"/></text:span><text:span text:style-name="T400">s</text:span><text:span text:style-name="T401"><text:s/>= String.</text:span><text:span text:style-name="T402">format</text:span><text:span text:style-name="T403">(</text:span><text:span text:style-name="T404">"%tl:%tM"</text:span><text:span text:style-name="T405">,<text:s/></text:span><text:span text:style-name="T406">cal</text:span><text:span text:style-name="T407">,<text:s/></text:span><text:span text:style-name="T408">cal</text:span><text:span text:style-name="T409">);</text:span></text:p>
      <text:p text:style-name="P410"><text:span text:style-name="T411"><text:tab/><text:s text:c="4"/>System.</text:span><text:span text:style-name="T412">out</text:span><text:span text:style-name="T413">.println(</text:span><text:span text:style-name="T414">s</text:span><text:span text:style-name="T415">);</text:span></text:p>
      <text:p text:style-name="P416"><text:span text:style-name="T417"><text:tab/><text:s text:c="4"/></text:span></text:p>
      <text:p text:style-name="P418"><text:span text:style-name="T419"><text:tab/><text:s text:c="4"/></text:span><text:span text:style-name="T420">s</text:span><text:span text:style-name="T421"><text:s/>= String.</text:span><text:span text:style-name="T422">format</text:span><text:span text:style-name="T423">(</text:span><text:span text:style-name="T424">"%tB %tb %tm"</text:span><text:span text:style-name="T425">,<text:s/></text:span><text:span text:style-name="T426">cal</text:span><text:span text:style-name="T427">,<text:s/></text:span><text:span text:style-name="T428">cal</text:span><text:span text:style-name="T429">,<text:s/></text:span><text:span text:style-name="T430">cal</text:span><text:span text:style-name="T431">);</text:span></text:p>
      <text:p text:style-name="P432"><text:span text:style-name="T433"><text:tab/><text:s text:c="4"/>System.</text:span><text:span text:style-name="T434">out</text:span><text:span text:style-name="T435">.println(</text:span><text:span text:style-name="T436">s</text:span><text:span text:style-name="T437">);</text:span></text:p>
      <text:p text:style-name="P438"/>
      <text:p text:style-name="P439"><text:span text:style-name="T440"><text:tab/><text:s text:c="4"/></text:span><text:span text:style-name="T441">s</text:span><text:span text:style-name="T442"><text:s/>= String.</text:span><text:span text:style-name="T443">format</text:span><text:span text:style-name="T444">(</text:span><text:span text:style-name="T445">"%tr"</text:span><text:span text:style-name="T446">,<text:s/></text:span><text:span text:style-name="T447">cal</text:span><text:span text:style-name="T448">);</text:span></text:p>
      <text:p text:style-name="P449"><text:span text:style-name="T450"><text:tab/><text:s text:c="4"/>System.</text:span><text:span text:style-name="T451">out</text:span><text:span text:style-name="T452">.println(</text:span><text:span text:style-name="T453">s</text:span><text:span text:style-name="T454">);</text:span></text:p>
      <text:p text:style-name="P455"/>
      <text:p text:style-name="P456"><text:span text:style-name="T457"><text:tab/><text:s text:c="4"/></text:span><text:span text:style-name="T458">s</text:span><text:span text:style-name="T459"><text:s/>= String.</text:span><text:span text:style-name="T460">format</text:span><text:span text:style-name="T461">(</text:span><text:span text:style-name="T462">"%tT"</text:span><text:span text:style-name="T463">,<text:s/></text:span><text:span text:style-name="T464">cal</text:span><text:span text:style-name="T465">);</text:span></text:p>
      <text:p text:style-name="P466"><text:span text:style-name="T467"><text:tab/><text:s text:c="4"/>System.</text:span><text:span text:style-name="T468">out</text:span><text:span text:style-name="T469">.println(</text:span><text:span text:style-name="T470">s</text:span><text:span text:style-name="T471">);</text:span></text:p>
      <text:p text:style-name="P472"><text:span text:style-name="T473"><text:tab/><text:s text:c="4"/></text:span></text:p>
      <text:p text:style-name="P474"><text:span text:style-name="T475"><text:tab/><text:s text:c="4"/></text:span><text:span text:style-name="T476">s</text:span><text:span text:style-name="T477"><text:s/>= String.</text:span><text:span text:style-name="T478">format</text:span><text:span text:style-name="T479">(</text:span><text:span text:style-name="T480">"%tD"</text:span><text:span text:style-name="T481">,<text:s/></text:span><text:span text:style-name="T482">cal</text:span><text:span text:style-name="T483">);</text:span></text:p>
      <text:p text:style-name="P484"><text:span text:style-name="T485"><text:tab/><text:s text:c="4"/>System.</text:span><text:span text:style-name="T486">out</text:span><text:span text:style-name="T487">.println(</text:span><text:span text:style-name="T488">s</text:span><text:span text:style-name="T489">);</text:span></text:p>
      <text:p text:style-name="P490"/>
      <text:p text:style-name="P491"><text:span text:style-name="T492"><text:tab/><text:s text:c="4"/></text:span><text:span text:style-name="T493">s</text:span><text:span text:style-name="T494"><text:s/>= String.</text:span><text:span text:style-name="T495">format</text:span><text:span text:style-name="T496">(</text:span><text:span text:style-name="T497">"%tA %tB %td, %tY"</text:span><text:span text:style-name="T498">,<text:s/></text:span><text:span text:style-name="T499">cal</text:span><text:span text:style-name="T500">,<text:s/></text:span><text:span text:style-name="T501">cal</text:span><text:span text:style-name="T502">,</text:span><text:span text:style-name="T503"><text:s/></text:span><text:span text:style-name="T504">cal</text:span><text:span text:style-name="T505">,<text:s/></text:span><text:span text:style-name="T506">cal</text:span><text:span text:style-name="T507">);</text:span></text:p>
      <text:p text:style-name="P508"><text:span text:style-name="T509"><text:tab/><text:s text:c="4"/>System.</text:span><text:span text:style-name="T510">out</text:span><text:span text:style-name="T511">.println(</text:span><text:span text:style-name="T512">s</text:span><text:span text:style-name="T513">);</text:span></text:p>
      <text:p text:style-name="P514"/>
      <text:p text:style-name="P515"><text:span text:style-name="T516"><text:tab/><text:s text:c="4"/></text:span><text:span text:style-name="T517">s</text:span><text:span text:style-name="T518"><text:s/>= String.</text:span><text:span text:style-name="T519">format</text:span><text:span text:style-name="T520">(</text:span><text:span text:style-name="T521">"%tl:%tM %Tp"</text:span><text:span text:style-name="T522">,<text:s/></text:span><text:span text:style-name="T523">cal</text:span><text:span text:style-name="T524">,<text:s/></text:span><text:span text:style-name="T525">cal</text:span><text:span text:style-name="T526">,<text:s/></text:span><text:span text:style-name="T527">cal</text:span><text:span text:style-name="T528">);</text:span></text:p>
      <text:p text:style-name="P529"><text:span text:style-name="T530"><text:tab/><text:s text:c="4"/>System.</text:span><text:span text:style-name="T531">out</text:span><text:span text:style-name="T532">.println(</text:span><text:span text:style-name="T533">s</text:span><text:span text:style-name="T534">);</text:span></text:p>
      <text:p text:style-name="P535"><text:span text:style-name="T536"><text:tab/><text:s text:c="4"/></text:span></text:p>
      <text:p text:style-name="P537"><text:span text:style-name="T538"><text:tab/><text:s text:c="4"/></text:span><text:span text:style-name="T539">s</text:span><text:span text:style-name="T540"><text:s/>=<text:s/></text:span><text:span text:style-name="T541">new</text:span><text:span text:style-name="T542"><text:s/>SimpleDateFormat(</text:span><text:span text:style-name="T543">"MM-dd-yyyy"</text:span><text:span text:style-name="T544">).format(</text:span><text:span text:style-name="T545">cal</text:span><text:span text:style-name="T546">.getTime());</text:span></text:p>
      <text:p text:style-name="P547"><text:span text:style-name="T548"><text:tab/><text:s text:c="4"/></text:span><text:span text:style-name="T549">System.</text:span><text:span text:style-name="T550">out</text:span><text:span text:style-name="T551">.println(</text:span><text:span text:style-name="T552">s</text:span><text:span text:style-name="T553">);</text:span></text:p>
      <text:p text:style-name="P554"><text:span text:style-name="T555"><text:tab/>}</text:span></text:p>
      <text:p text:style-name="P556"><text:span text:style-name="T557">}</text:span></text:p>
      <text:p text:style-name="Обычный"/>
      <text:p text:style-name="P558"><text:span text:style-name="T559">Программа поиска<text:s/></text:span><text:span text:style-name="T560">счастливого билета, класс<text:s/></text:span><text:span text:style-name="T561">LuckyTicket</text:span><text:span text:style-name="T562">:</text:span></text:p>
      <text:p text:style-name="P563">package lab_6;</text:p>
      <text:p text:style-name="P564"/>
      <text:p text:style-name="P565">public class LuckyTicket {</text:p>
      <text:p text:style-name="P566"/>
      <text:p text:style-name="P567"><text:tab/>public static void main(String[] args)</text:p>
      <text:p text:style-name="P568"><text:tab/>{</text:p>
      <text:soft-page-break/>
      <text:p text:style-name="P569"><text:tab/><text:tab/>printLuckyTickets();</text:p>
      <text:p text:style-name="P570"><text:tab/><text:tab/>printSuperLuckyTickets();</text:p>
      <text:p text:style-name="P571"><text:tab/>}</text:p>
      <text:p text:style-name="P572"><text:tab/></text:p>
      <text:p text:style-name="P573"><text:tab/>private static void printLuckyTickets()</text:p>
      <text:p text:style-name="P574"><text:tab/>{</text:p>
      <text:p text:style-name="P575"><text:tab/><text:tab/>int count = 0;</text:p>
      <text:p text:style-name="P576"><text:tab/><text:tab/></text:p>
      <text:p text:style-name="P577"><text:tab/><text:tab/>for (int<text:s/>ticket = 0; ticket &lt; 1000000; ticket++)</text:p>
      <text:p text:style-name="P578"><text:tab/><text:tab/>{</text:p>
      <text:p text:style-name="P579"><text:tab/><text:tab/><text:tab/>if (isLuckyTicket(ticket))</text:p>
      <text:p text:style-name="P580"><text:tab/><text:tab/><text:tab/>{</text:p>
      <text:p text:style-name="P581"><text:tab/><text:tab/><text:tab/><text:tab/>System.out.println(String.format("%06d", ticket));</text:p>
      <text:p text:style-name="P582"><text:tab/><text:tab/><text:tab/><text:tab/>count++;</text:p>
      <text:p text:style-name="P583"><text:tab/><text:tab/><text:tab/>}</text:p>
      <text:p text:style-name="P584"><text:tab/><text:tab/>}</text:p>
      <text:p text:style-name="P585"><text:tab/></text:p>
      <text:p text:style-name="Обычный"><text:span text:style-name="T586"><text:tab/></text:span><text:span text:style-name="T587"><text:tab/>System.out.println("\n</text:span><text:span text:style-name="T588">Количество</text:span><text:span text:style-name="T589"><text:s/></text:span><text:span text:style-name="T590">счастливых</text:span><text:span text:style-name="T591"><text:s/></text:span><text:span text:style-name="T592">билетов</text:span><text:span text:style-name="T593">: " + count + "\n");</text:span></text:p>
      <text:p text:style-name="P594"><text:tab/>}</text:p>
      <text:p text:style-name="P595"/>
      <text:p text:style-name="P596"><text:tab/>private static void printSuperLuckyTickets()</text:p>
      <text:p text:style-name="P597"><text:tab/>{</text:p>
      <text:p text:style-name="P598"><text:tab/><text:tab/>int count = 0;</text:p>
      <text:p text:style-name="P599"><text:tab/><text:tab/></text:p>
      <text:p text:style-name="P600"><text:tab/><text:tab/>for (int ticket = 0; ticket &lt; 1000000; ticket++)</text:p>
      <text:p text:style-name="P601"><text:tab/><text:tab/>{</text:p>
      <text:p text:style-name="P602"><text:tab/><text:tab/><text:tab/>if (isSuperLuckyTicket(ticket))</text:p>
      <text:p text:style-name="P603"><text:tab/><text:tab/><text:tab/>{</text:p>
      <text:p text:style-name="P604"><text:tab/><text:tab/><text:tab/><text:tab/>System.out.println(String.format("%06d", ticket));</text:p>
      <text:p text:style-name="P605"><text:tab/><text:tab/><text:tab/><text:tab/>count++;</text:p>
      <text:p text:style-name="P606"><text:tab/><text:tab/><text:tab/>}</text:p>
      <text:p text:style-name="P607"><text:tab/><text:tab/>}</text:p>
      <text:p text:style-name="P608"><text:tab/></text:p>
      <text:p text:style-name="Обычный"><text:span text:style-name="T609"><text:tab/></text:span><text:span text:style-name="T610"><text:tab/>System.out.println("\n</text:span><text:span text:style-name="T611">Количество</text:span><text:span text:style-name="T612"><text:s/></text:span><text:span text:style-name="T613">супер</text:span><text:span text:style-name="T614">-</text:span><text:span text:style-name="T615">счастливых</text:span><text:span text:style-name="T616"><text:s/></text:span><text:span text:style-name="T617">билетов</text:span><text:span text:style-name="T618">: " + count);</text:span></text:p>
      <text:p text:style-name="P619"><text:tab/>}</text:p>
      <text:p text:style-name="P620"><text:tab/></text:p>
      <text:p text:style-name="P621"><text:tab/>private static boolean isLuckyTicket(int ticket)</text:p>
      <text:p text:style-name="P622"><text:tab/>{</text:p>
      <text:p text:style-name="P623"><text:tab/><text:tab/>int a = ticket / 100000;</text:p>
      <text:p text:style-name="P624"><text:tab/><text:tab/>int b = ticket % 100000 / 10000;</text:p>
      <text:p text:style-name="P625"><text:tab/><text:tab/>int c = ticket % 10000 / 1000;</text:p>
      <text:p text:style-name="P626"><text:tab/><text:tab/>int d = ticket % 1000 / 100;</text:p>
      <text:p text:style-name="P627"><text:tab/><text:tab/>int e = ticket % 100<text:s/>/ 10;</text:p>
      <text:p text:style-name="P628"><text:tab/><text:tab/>int f = ticket % 10 / 1;</text:p>
      <text:p text:style-name="P629"><text:tab/><text:tab/>int firstSum = a + b + c;</text:p>
      <text:p text:style-name="P630"><text:tab/><text:tab/>int secondSum = d + e + f;</text:p>
      <text:p text:style-name="P631"><text:tab/><text:tab/></text:p>
      <text:p text:style-name="P632"><text:tab/><text:tab/>return firstSum == secondSum;</text:p>
      <text:p text:style-name="P633"><text:tab/>}</text:p>
      <text:p text:style-name="P634"><text:tab/></text:p>
      <text:p text:style-name="P635"><text:tab/>private static boolean isSuperLuckyTicket(int ticket)</text:p>
      <text:p text:style-name="P636"><text:tab/>{</text:p>
      <text:p text:style-name="P637"><text:tab/><text:tab/>int a = ticket / 100000;</text:p>
      <text:p text:style-name="P638"><text:tab/><text:tab/>int b = ticket % 100000 / 10000;</text:p>
      <text:soft-page-break/>
      <text:p text:style-name="P639"><text:tab/><text:tab/>int<text:s/>c = ticket % 10000 / 1000;</text:p>
      <text:p text:style-name="P640"><text:tab/><text:tab/>int d = ticket % 1000 / 100;</text:p>
      <text:p text:style-name="P641"><text:tab/><text:tab/>int e = ticket % 100 / 10;</text:p>
      <text:p text:style-name="P642"><text:tab/><text:tab/>int f = ticket % 10 / 1;</text:p>
      <text:p text:style-name="P643"><text:tab/><text:tab/>int firstSum = a + b + c;</text:p>
      <text:p text:style-name="P644"><text:tab/><text:tab/>int secondSum = d + e + f;</text:p>
      <text:p text:style-name="P645"><text:tab/><text:tab/></text:p>
      <text:p text:style-name="P646"><text:tab/><text:tab/>for (int power = 0; power &lt; 100; power++)</text:p>
      <text:p text:style-name="P647"><text:tab/><text:tab/>{</text:p>
      <text:p text:style-name="P648"><text:tab/><text:tab/><text:tab/>if (Math.pow(firstSum, power) &gt;<text:s/>ticket)</text:p>
      <text:p text:style-name="P649"><text:tab/><text:tab/><text:tab/>{</text:p>
      <text:p text:style-name="P650"><text:tab/><text:tab/><text:tab/><text:tab/>return false;</text:p>
      <text:p text:style-name="P651"/>
      <text:p text:style-name="P652"><text:tab/><text:tab/><text:tab/>} else if (Math.pow(firstSum, power) == ticket)</text:p>
      <text:p text:style-name="P653"><text:tab/><text:tab/><text:tab/>{</text:p>
      <text:p text:style-name="P654"><text:tab/><text:tab/><text:tab/><text:tab/>return true;</text:p>
      <text:p text:style-name="P655"><text:tab/><text:tab/><text:tab/>} else</text:p>
      <text:p text:style-name="P656"><text:tab/><text:tab/><text:tab/>{</text:p>
      <text:p text:style-name="P657"><text:tab/><text:tab/><text:tab/><text:tab/>continue;</text:p>
      <text:p text:style-name="P658"><text:tab/><text:tab/><text:tab/>}</text:p>
      <text:p text:style-name="P659"><text:tab/><text:tab/>}</text:p>
      <text:p text:style-name="P660"/>
      <text:p text:style-name="P661"><text:tab/><text:tab/>return true;</text:p>
      <text:p text:style-name="Обычный"><text:span text:style-name="T662"><text:tab/></text:span><text:span text:style-name="T663">}</text:span></text:p>
      <text:p text:style-name="P664">}</text:p>
      <text:p text:style-name="P665"/>
      <text:p text:style-name="P666"><text:span text:style-name="T667">Программа по решению ребуса, класс<text:s/></text:span><text:span text:style-name="T668">Decoder</text:span><text:span text:style-name="T669">:</text:span></text:p>
      <text:p text:style-name="P670"><text:span text:style-name="T671">package</text:span><text:span text:style-name="T672"><text:s/>lab_6;</text:span></text:p>
      <text:p text:style-name="P673"/>
      <text:p text:style-name="P674"><text:span text:style-name="T675">import</text:span><text:span text:style-name="T676"><text:s/>java.util.HashSet;</text:span></text:p>
      <text:p text:style-name="P677"/>
      <text:p text:style-name="P678"><text:span text:style-name="T679">public</text:span><text:span text:style-name="T680"><text:s/></text:span><text:span text:style-name="T681">class</text:span><text:span text:style-name="T682"><text:s/>Decoder {</text:span></text:p>
      <text:p text:style-name="P683"/>
      <text:p text:style-name="P684"><text:span text:style-name="T685"><text:tab/></text:span><text:span text:style-name="T686">public</text:span><text:span text:style-name="T687"><text:s/></text:span><text:span text:style-name="T688">static</text:span><text:span text:style-name="T689"><text:s/></text:span><text:span text:style-name="T690">void</text:span><text:span text:style-name="T691"><text:s/>main(String[]<text:s/></text:span><text:span text:style-name="T692">args</text:span><text:span text:style-name="T693">) {</text:span></text:p>
      <text:p text:style-name="P694"><text:span text:style-name="T695"><text:tab/></text:span><text:span text:style-name="T696"><text:tab/></text:span><text:span text:style-name="T697">decode</text:span><text:span text:style-name="T698">();</text:span></text:p>
      <text:p text:style-name="P699"><text:span text:style-name="T700"><text:tab/>}</text:span></text:p>
      <text:p text:style-name="P701"/>
      <text:p text:style-name="P702"><text:span text:style-name="T703"><text:tab/></text:span><text:span text:style-name="T704">static</text:span><text:span text:style-name="T705"><text:s/></text:span><text:span text:style-name="T706">void</text:span><text:span text:style-name="T707"><text:s/>decode() {</text:span></text:p>
      <text:p text:style-name="P708"/>
      <text:p text:style-name="P709"><text:span text:style-name="T710"><text:tab/></text:span><text:span text:style-name="T711"><text:tab/></text:span><text:span text:style-name="T712">int</text:span><text:span text:style-name="T713"><text:s/></text:span><text:span text:style-name="T714">count</text:span><text:span text:style-name="T715"><text:s/>= 0;</text:span></text:p>
      <text:p text:style-name="P716"/>
      <text:p text:style-name="P717"><text:span text:style-name="T718"><text:tab/></text:span><text:span text:style-name="T719"><text:tab/></text:span><text:span text:style-name="T720">for</text:span><text:span text:style-name="T721"><text:s/>(</text:span><text:span text:style-name="T722">int</text:span><text:span text:style-name="T723"><text:s/></text:span><text:span text:style-name="T724">number</text:span><text:span text:style-name="T725"><text:s/>= 102345;<text:s/></text:span><text:span text:style-name="T726">number</text:span><text:span text:style-name="T727"><text:s/>&lt; 1000000;<text:s/></text:span><text:span text:style-name="T728">number</text:span><text:span text:style-name="T729">++) {</text:span></text:p>
      <text:p text:style-name="P730"><text:span text:style-name="T731"><text:tab/></text:span><text:span text:style-name="T732"><text:tab/></text:span><text:span text:style-name="T733"><text:tab/></text:span><text:span text:style-name="T734">if</text:span><text:span text:style-name="T735"><text:s/>(</text:span><text:span text:style-name="T736">isValid</text:span><text:span text:style-name="T737">(</text:span><text:span text:style-name="T738">number</text:span><text:span text:style-name="T739">))</text:span></text:p>
      <text:p text:style-name="P740"><text:span text:style-name="T741"><text:tab/></text:span><text:span text:style-name="T742"><text:tab/></text:span><text:span text:style-name="T743"><text:tab/>{</text:span></text:p>
      <text:p text:style-name="P744"><text:span text:style-name="T745"><text:tab/></text:span><text:span text:style-name="T746"><text:tab/></text:span><text:span text:style-name="T747"><text:tab/></text:span><text:span text:style-name="T748"><text:tab/></text:span><text:span text:style-name="T749">count</text:span><text:span text:style-name="T750">++;</text:span></text:p>
      <text:p text:style-name="P751"><text:span text:style-name="T752"><text:tab/></text:span><text:span text:style-name="T753"><text:tab/></text:span><text:span text:style-name="T754"><text:tab/>}</text:span></text:p>
      <text:p text:style-name="P755"><text:span text:style-name="T756"><text:tab/></text:span><text:span text:style-name="T757"><text:tab/>}</text:span></text:p>
      <text:p text:style-name="P758"><text:span text:style-name="T759"><text:tab/></text:span><text:span text:style-name="T760"><text:tab/></text:span></text:p>
      <text:p text:style-name="P761"><text:span text:style-name="T762"><text:tab/></text:span><text:span text:style-name="T763"><text:tab/>System.</text:span><text:span text:style-name="T764">out</text:span><text:span text:style-name="T765">.println(</text:span><text:span text:style-name="T766">"</text:span><text:span text:style-name="T767">Количество</text:span><text:span text:style-name="T768"><text:s/></text:span><text:span text:style-name="T769">совпадений</text:span><text:span text:style-name="T770">: "</text:span><text:span text:style-name="T771"><text:s/>+<text:s/></text:span><text:span text:style-name="T772">count</text:span><text:span text:style-name="T773">);</text:span></text:p>
      <text:p text:style-name="P774"><text:span text:style-name="T775"><text:tab/>}</text:span></text:p>
      <text:p text:style-name="P776"/>
      <text:p text:style-name="P777"><text:span text:style-name="T778"><text:tab/></text:span><text:span text:style-name="T779">private</text:span><text:span text:style-name="T780"><text:s/></text:span><text:span text:style-name="T781">static</text:span><text:span text:style-name="T782"><text:s/></text:span><text:span text:style-name="T783">boolean</text:span><text:span text:style-name="T784"><text:s/>isValid(</text:span><text:span text:style-name="T785">int</text:span><text:span text:style-name="T786"><text:s/></text:span><text:span text:style-name="T787">number</text:span><text:span text:style-name="T788">) {</text:span></text:p>
      <text:p text:style-name="P789"><text:span text:style-name="T790"><text:tab/></text:span><text:span text:style-name="T791"><text:tab/>HashSet&lt;Integer&gt;<text:s/></text:span><text:span text:style-name="T792">set</text:span><text:span text:style-name="T793"><text:s/>=<text:s/></text:span><text:span text:style-name="T794">new</text:span><text:span text:style-name="T795"><text:s/>HashSet&lt;Integer&gt;();</text:span></text:p>
      <text:p text:style-name="P796"/>
      <text:p text:style-name="P797"><text:span text:style-name="T798"><text:tab/></text:span><text:span text:style-name="T799"><text:tab/></text:span><text:span text:style-name="T800">int</text:span><text:span text:style-name="T801"><text:s/></text:span><text:span text:style-name="T802">a</text:span><text:span text:style-name="T803"><text:s/>=<text:s/></text:span><text:span text:style-name="T804">number</text:span><text:span text:style-name="T805"><text:s/>/ 100000;</text:span></text:p>
      <text:p text:style-name="P806"><text:span text:style-name="T807"><text:tab/></text:span><text:span text:style-name="T808"><text:tab/></text:span><text:span text:style-name="T809">int</text:span><text:span text:style-name="T810"><text:s/></text:span><text:span text:style-name="T811">b</text:span><text:span text:style-name="T812"><text:s/>=<text:s/></text:span><text:span text:style-name="T813">number</text:span><text:span text:style-name="T814"><text:s/>% 100000 / 10000;</text:span></text:p>
      <text:p text:style-name="P815"><text:span text:style-name="T816"><text:tab/></text:span><text:span text:style-name="T817"><text:tab/></text:span><text:span text:style-name="T818">int</text:span><text:span text:style-name="T819"><text:s/></text:span><text:span text:style-name="T820">c</text:span><text:span text:style-name="T821"><text:s/>=<text:s/></text:span><text:span text:style-name="T822">number</text:span><text:span text:style-name="T823"><text:s/>% 10000 / 1000;</text:span></text:p>
      <text:p text:style-name="P824"><text:span text:style-name="T825"><text:tab/></text:span><text:span text:style-name="T826"><text:tab/></text:span><text:span text:style-name="T827">int</text:span><text:span text:style-name="T828"><text:s/></text:span><text:span text:style-name="T829">d</text:span><text:span text:style-name="T830"><text:s/>=<text:s/></text:span><text:span text:style-name="T831">number</text:span><text:span text:style-name="T832"><text:s/>% 1000 / 100;</text:span></text:p>
      <text:p text:style-name="P833"><text:span text:style-name="T834"><text:tab/></text:span><text:span text:style-name="T835"><text:tab/></text:span><text:span text:style-name="T836">int</text:span><text:span text:style-name="T837"><text:s/></text:span><text:span text:style-name="T838">e</text:span><text:span text:style-name="T839"><text:s/>=<text:s/></text:span><text:span text:style-name="T840">number</text:span><text:span text:style-name="T841"><text:s/>% 100 / 10;</text:span></text:p>
      <text:soft-page-break/>
      <text:p text:style-name="P842"><text:span text:style-name="T843"><text:tab/></text:span><text:span text:style-name="T844"><text:tab/></text:span><text:span text:style-name="T845">int</text:span><text:span text:style-name="T846"><text:s/></text:span><text:span text:style-name="T847">f</text:span><text:span text:style-name="T848"><text:s/>=<text:s/></text:span><text:span text:style-name="T849">number</text:span><text:span text:style-name="T850"><text:s/>% 10 / 1;</text:span></text:p>
      <text:p text:style-name="P851"><text:span text:style-name="T852"><text:tab/></text:span><text:span text:style-name="T853"><text:tab/></text:span><text:span text:style-name="T854">int</text:span><text:span text:style-name="T855"><text:s/></text:span><text:span text:style-name="T856">firstSum</text:span><text:span text:style-name="T857"><text:s/>=<text:s/></text:span><text:span text:style-name="T858">number</text:span><text:span text:style-name="T859"><text:s/>% 1000;</text:span></text:p>
      <text:p text:style-name="P860"><text:span text:style-name="T861"><text:tab/></text:span><text:span text:style-name="T862"><text:tab/></text:span><text:span text:style-name="T863">int</text:span><text:span text:style-name="T864"><text:s/></text:span><text:span text:style-name="T865">secondSum</text:span><text:span text:style-name="T866"><text:s/>=<text:s/></text:span><text:span text:style-name="T867">number</text:span><text:span text:style-name="T868"><text:s/>/ 1000;</text:span></text:p>
      <text:p text:style-name="P869"><text:span text:style-name="T870"><text:tab/></text:span><text:span text:style-name="T871"><text:tab/></text:span><text:span text:style-name="T872">int</text:span><text:span text:style-name="T873"><text:s/></text:span><text:span text:style-name="T874">sum</text:span><text:span text:style-name="T875"><text:s/>=<text:s/></text:span><text:span text:style-name="T876">firstSum</text:span><text:span text:style-name="T877"><text:s/>+<text:s/></text:span><text:span text:style-name="T878">secondSum</text:span><text:span text:style-name="T879">;</text:span></text:p>
      <text:p text:style-name="P880"><text:span text:style-name="T881"><text:tab/></text:span><text:span text:style-name="T882"><text:tab/></text:span></text:p>
      <text:p text:style-name="P883"><text:span text:style-name="T884"><text:tab/></text:span><text:span text:style-name="T885"><text:tab/></text:span><text:span text:style-name="T886">if</text:span><text:span text:style-name="T887"><text:s/>(</text:span><text:span text:style-name="T888">sum</text:span><text:span text:style-name="T889"><text:s/>&lt; 1000)<text:s/></text:span><text:span text:style-name="T890">return</text:span><text:span text:style-name="T891"><text:s/></text:span><text:span text:style-name="T892">false</text:span><text:span text:style-name="T893">;</text:span></text:p>
      <text:p text:style-name="P894"/>
      <text:p text:style-name="P895"><text:span text:style-name="T896"><text:tab/></text:span><text:span text:style-name="T897"><text:tab/></text:span><text:span text:style-name="T898">int</text:span><text:span text:style-name="T899"><text:s/></text:span><text:span text:style-name="T900">g</text:span><text:span text:style-name="T901"><text:s/>=<text:s/></text:span><text:span text:style-name="T902">sum</text:span><text:span text:style-name="T903"><text:s/>/ 1000;</text:span></text:p>
      <text:p text:style-name="P904"><text:span text:style-name="T905"><text:tab/></text:span><text:span text:style-name="T906"><text:tab/></text:span><text:span text:style-name="T907">int</text:span><text:span text:style-name="T908"><text:s/></text:span><text:span text:style-name="T909">h</text:span><text:span text:style-name="T910"><text:s/>=<text:s/></text:span><text:span text:style-name="T911">sum</text:span><text:span text:style-name="T912"><text:s/>% 1000 / 100;</text:span></text:p>
      <text:p text:style-name="P913"><text:span text:style-name="T914"><text:tab/></text:span><text:span text:style-name="T915"><text:tab/></text:span><text:span text:style-name="T916">int</text:span><text:span text:style-name="T917"><text:s/></text:span><text:span text:style-name="T918">i</text:span><text:span text:style-name="T919"><text:s/>=<text:s/></text:span><text:span text:style-name="T920">sum</text:span><text:span text:style-name="T921"><text:s/>% 100 / 10;</text:span></text:p>
      <text:p text:style-name="P922"><text:span text:style-name="T923"><text:tab/></text:span><text:span text:style-name="T924"><text:tab/></text:span><text:span text:style-name="T925">int</text:span><text:span text:style-name="T926"><text:s/></text:span><text:span text:style-name="T927">j</text:span><text:span text:style-name="T928"><text:s/>=<text:s/></text:span><text:span text:style-name="T929">sum</text:span><text:span text:style-name="T930"><text:s/>% 10 / 1;</text:span></text:p>
      <text:p text:style-name="P931"><text:span text:style-name="T932"><text:tab/></text:span><text:span text:style-name="T933"><text:tab/></text:span></text:p>
      <text:p text:style-name="P934"><text:span text:style-name="T935"><text:tab/></text:span><text:span text:style-name="T936"><text:tab/></text:span><text:span text:style-name="T937">set</text:span><text:span text:style-name="T938">.add(</text:span><text:span text:style-name="T939">a</text:span><text:span text:style-name="T940">);</text:span></text:p>
      <text:p text:style-name="P941"><text:span text:style-name="T942"><text:tab/></text:span><text:span text:style-name="T943"><text:tab/></text:span><text:span text:style-name="T944">set</text:span><text:span text:style-name="T945">.add(</text:span><text:span text:style-name="T946">b</text:span><text:span text:style-name="T947">);</text:span></text:p>
      <text:p text:style-name="P948"><text:span text:style-name="T949"><text:tab/></text:span><text:span text:style-name="T950"><text:tab/></text:span><text:span text:style-name="T951">set</text:span><text:span text:style-name="T952">.add(</text:span><text:span text:style-name="T953">c</text:span><text:span text:style-name="T954">);</text:span></text:p>
      <text:p text:style-name="P955"><text:span text:style-name="T956"><text:tab/></text:span><text:span text:style-name="T957"><text:tab/></text:span><text:span text:style-name="T958">set</text:span><text:span text:style-name="T959">.add(</text:span><text:span text:style-name="T960">d</text:span><text:span text:style-name="T961">);</text:span></text:p>
      <text:p text:style-name="P962"><text:span text:style-name="T963"><text:tab/></text:span><text:span text:style-name="T964"><text:tab/></text:span><text:span text:style-name="T965">set</text:span><text:span text:style-name="T966">.add(</text:span><text:span text:style-name="T967">e</text:span><text:span text:style-name="T968">);</text:span></text:p>
      <text:p text:style-name="P969"><text:span text:style-name="T970"><text:tab/></text:span><text:span text:style-name="T971"><text:tab/></text:span><text:span text:style-name="T972">set</text:span><text:span text:style-name="T973">.add(</text:span><text:span text:style-name="T974">f</text:span><text:span text:style-name="T975">);</text:span></text:p>
      <text:p text:style-name="P976"><text:span text:style-name="T977"><text:tab/></text:span><text:span text:style-name="T978"><text:tab/></text:span><text:span text:style-name="T979">set</text:span><text:span text:style-name="T980">.add(</text:span><text:span text:style-name="T981">g</text:span><text:span text:style-name="T982">);</text:span></text:p>
      <text:p text:style-name="P983"><text:span text:style-name="T984"><text:tab/></text:span><text:span text:style-name="T985"><text:tab/></text:span><text:span text:style-name="T986">set</text:span><text:span text:style-name="T987">.add(</text:span><text:span text:style-name="T988">h</text:span><text:span text:style-name="T989">);</text:span></text:p>
      <text:p text:style-name="P990"><text:span text:style-name="T991"><text:tab/></text:span><text:span text:style-name="T992"><text:tab/></text:span><text:span text:style-name="T993">set</text:span><text:span text:style-name="T994">.add(</text:span><text:span text:style-name="T995">i</text:span><text:span text:style-name="T996">);</text:span></text:p>
      <text:p text:style-name="P997"><text:span text:style-name="T998"><text:tab/></text:span><text:span text:style-name="T999"><text:tab/></text:span><text:span text:style-name="T1000">set</text:span><text:span text:style-name="T1001">.add(</text:span><text:span text:style-name="T1002">j</text:span><text:span text:style-name="T1003">);</text:span></text:p>
      <text:p text:style-name="P1004"><text:span text:style-name="T1005"><text:tab/></text:span><text:span text:style-name="T1006"><text:tab/></text:span></text:p>
      <text:p text:style-name="P1007"><text:span text:style-name="T1008"><text:tab/></text:span><text:span text:style-name="T1009"><text:tab/></text:span><text:span text:style-name="T1010">if</text:span><text:span text:style-name="T1011"><text:s/>(</text:span><text:span text:style-name="T1012">set</text:span><text:span text:style-name="T1013">.size() == 9 &amp;&amp;<text:s/></text:span><text:span text:style-name="T1014">a</text:span><text:span text:style-name="T1015"><text:s/>==<text:s/></text:span><text:span text:style-name="T1016">i</text:span><text:span text:style-name="T1017">)</text:span></text:p>
      <text:p text:style-name="P1018"><text:span text:style-name="T1019"><text:tab/></text:span><text:span text:style-name="T1020"><text:tab/>{</text:span></text:p>
      <text:p text:style-name="P1021"><text:span text:style-name="T1022"><text:tab/></text:span><text:span text:style-name="T1023"><text:tab/></text:span><text:span text:style-name="T1024"><text:tab/>System.</text:span><text:span text:style-name="T1025">out</text:span><text:span text:style-name="T1026">.println(</text:span><text:span text:style-name="T1027">firstSum</text:span><text:span text:style-name="T1028"><text:s/>+<text:s/></text:span><text:span text:style-name="T1029">" + "</text:span><text:span text:style-name="T1030"><text:s/>+<text:s/></text:span><text:span text:style-name="T1031">secondSum</text:span><text:span text:style-name="T1032"><text:s/>+<text:s/></text:span><text:span text:style-name="T1033">" = "</text:span><text:span text:style-name="T1034"><text:s/>+<text:s/></text:span><text:span text:style-name="T1035">sum</text:span><text:span text:style-name="T1036">);</text:span></text:p>
      <text:p text:style-name="P1037"><text:span text:style-name="T1038"><text:tab/></text:span><text:span text:style-name="T1039"><text:tab/></text:span><text:span text:style-name="T1040"><text:tab/></text:span><text:span text:style-name="T1041">return</text:span><text:span text:style-name="T1042"><text:s/></text:span><text:span text:style-name="T1043">true</text:span><text:span text:style-name="T1044">;</text:span></text:p>
      <text:p text:style-name="P1045"><text:span text:style-name="T1046"><text:tab/></text:span><text:span text:style-name="T1047"><text:tab/>}</text:span></text:p>
      <text:p text:style-name="P1048"><text:span text:style-name="T1049"><text:tab/></text:span><text:span text:style-name="T1050"><text:tab/></text:span></text:p>
      <text:p text:style-name="P1051"><text:span text:style-name="T1052"><text:tab/></text:span><text:span text:style-name="T1053"><text:tab/></text:span><text:span text:style-name="T1054">return</text:span><text:span text:style-name="T1055"><text:s/></text:span><text:span text:style-name="T1056">false</text:span><text:span text:style-name="T1057">;</text:span></text:p>
      <text:p text:style-name="P1058"><text:span text:style-name="T1059"><text:tab/>}</text:span></text:p>
      <text:p text:style-name="P1060">}</text:p>
      <text:p text:style-name="P1061"/>
      <text:p text:style-name="P1062"><text:span text:style-name="T1063">Программа для нахождения точек пересечения двух прямых, класс<text:s/></text:span><text:span text:style-name="T1064">Coords</text:span><text:span text:style-name="T1065">:</text:span></text:p>
      <text:p text:style-name="P1066"><text:span text:style-name="T1067">package</text:span><text:span text:style-name="T1068"><text:s/>lab_6;</text:span></text:p>
      <text:p text:style-name="P1069"/>
      <text:p text:style-name="P1070"><text:span text:style-name="T1071">import</text:span><text:span text:style-name="T1072"><text:s/>java.util.HashMap;</text:span></text:p>
      <text:p text:style-name="P1073"/>
      <text:p text:style-name="P1074"><text:span text:style-name="T1075">class</text:span><text:span text:style-name="T1076"><text:s/></text:span><text:span text:style-name="T1077">CustomException</text:span><text:span text:style-name="T1078"><text:s/></text:span><text:span text:style-name="T1079">extends</text:span><text:span text:style-name="T1080"><text:s/>Exception {</text:span></text:p>
      <text:p text:style-name="P1081"><text:span text:style-name="T1082"><text:tab/></text:span><text:span text:style-name="T1083">private</text:span><text:span text:style-name="T1084"><text:s/>String<text:s/></text:span><text:span text:style-name="T1085">msg</text:span><text:span text:style-name="T1086">;</text:span></text:p>
      <text:p text:style-name="P1087"/>
      <text:p text:style-name="P1088"><text:span text:style-name="T1089"><text:tab/>CustomException() {</text:span></text:p>
      <text:p text:style-name="P1090"><text:span text:style-name="T1091"><text:tab/></text:span><text:span text:style-name="T1092"><text:tab/></text:span><text:span text:style-name="T1093">msg</text:span><text:span text:style-name="T1094"><text:s/>=<text:s/></text:span><text:span text:style-name="T1095">null</text:span><text:span text:style-name="T1096">;</text:span></text:p>
      <text:p text:style-name="P1097"><text:span text:style-name="T1098"><text:tab/>}</text:span></text:p>
      <text:p text:style-name="P1099"/>
      <text:p text:style-name="P1100"><text:span text:style-name="T1101"><text:tab/>CustomException(String<text:s/></text:span><text:span text:style-name="T1102">s</text:span><text:span text:style-name="T1103">) {</text:span></text:p>
      <text:p text:style-name="P1104"><text:span text:style-name="T1105"><text:tab/></text:span><text:span text:style-name="T1106"><text:tab/></text:span><text:span text:style-name="T1107">msg</text:span><text:span text:style-name="T1108"><text:s/>=<text:s/></text:span><text:span text:style-name="T1109">s</text:span><text:span text:style-name="T1110">;</text:span></text:p>
      <text:p text:style-name="P1111"><text:span text:style-name="T1112"><text:tab/>}</text:span></text:p>
      <text:p text:style-name="P1113"/>
      <text:p text:style-name="P1114"><text:span text:style-name="T1115"><text:tab/></text:span><text:span text:style-name="T1116">public</text:span><text:span text:style-name="T1117"><text:s/>String toString() {</text:span></text:p>
      <text:p text:style-name="P1118"><text:span text:style-name="T1119"><text:tab/></text:span><text:span text:style-name="T1120"><text:tab/></text:span><text:span text:style-name="T1121">return</text:span><text:span text:style-name="T1122"><text:s/></text:span><text:span text:style-name="T1123">"</text:span><text:span text:style-name="T1124">Исключение</text:span><text:span text:style-name="T1125"><text:s/>CustomException("</text:span><text:span text:style-name="T1126"><text:s/>+<text:s/></text:span><text:span text:style-name="T1127">msg</text:span><text:span text:style-name="T1128"><text:s/>+<text:s/></text:span><text:span text:style-name="T1129">"):"</text:span><text:span text:style-name="T1130">;</text:span></text:p>
      <text:p text:style-name="P1131"><text:span text:style-name="T1132"><text:tab/>}</text:span></text:p>
      <text:p text:style-name="P1133"><text:span text:style-name="T1134">}</text:span></text:p>
      <text:p text:style-name="P1135"/>
      <text:p text:style-name="P1136"><text:span text:style-name="T1137">public</text:span><text:span text:style-name="T1138"><text:s/></text:span><text:span text:style-name="T1139">class</text:span><text:span text:style-name="T1140"><text:s/>Coords {</text:span></text:p>
      <text:p text:style-name="P1141"><text:span text:style-name="T1142"><text:tab/></text:span></text:p>
      <text:p text:style-name="P1143"><text:span text:style-name="T1144"><text:tab/></text:span><text:span text:style-name="T1145">public</text:span><text:span text:style-name="T1146"><text:s/></text:span><text:span text:style-name="T1147">static</text:span><text:span text:style-name="T1148"><text:s/></text:span><text:span text:style-name="T1149">void</text:span><text:span text:style-name="T1150"><text:s/>main(String[]<text:s/></text:span><text:span text:style-name="T1151">args</text:span><text:span text:style-name="T1152">)</text:span></text:p>
      <text:p text:style-name="P1153"><text:span text:style-name="T1154"><text:tab/>{</text:span></text:p>
      <text:p text:style-name="P1155"><text:span text:style-name="T1156"><text:tab/></text:span><text:span text:style-name="T1157"><text:tab/>HashMap&lt;String, Integer&gt;<text:s/></text:span><text:span text:style-name="T1158">firstLine</text:span><text:span text:style-name="T1159"><text:s/>=<text:s/></text:span><text:span text:style-name="T1160">new</text:span><text:span text:style-name="T1161"><text:s/>HashMap&lt;String, Integer&gt;();</text:span></text:p>
      <text:p text:style-name="P1162"><text:span text:style-name="T1163"><text:tab/></text:span><text:span text:style-name="T1164"><text:tab/>HashMap&lt;String, Integer&gt;<text:s/></text:span><text:span text:style-name="T1165">secondLine</text:span><text:span text:style-name="T1166"><text:s/>=<text:s/></text:span><text:span text:style-name="T1167">new</text:span><text:span text:style-name="T1168"><text:s/>HashMap&lt;String, Integer&gt;();</text:span></text:p>
      <text:p text:style-name="P1169"><text:span text:style-name="T1170"><text:tab/></text:span><text:span text:style-name="T1171"><text:tab/></text:span></text:p>
      <text:p text:style-name="P1172"><text:span text:style-name="T1173"><text:tab/></text:span><text:span text:style-name="T1174"><text:tab/></text:span><text:span text:style-name="T1175">firstLine</text:span><text:span text:style-name="T1176">.put(</text:span><text:span text:style-name="T1177">"k"</text:span><text:span text:style-name="T1178">, Integer.</text:span><text:span text:style-name="T1179">parseInt</text:span><text:span text:style-name="T1180">(</text:span><text:span text:style-name="T1181">args</text:span><text:span text:style-name="T1182">[0]));</text:span></text:p>
      <text:p text:style-name="P1183"><text:span text:style-name="T1184"><text:tab/></text:span><text:span text:style-name="T1185"><text:tab/></text:span><text:span text:style-name="T1186">firstLine</text:span><text:span text:style-name="T1187">.put(</text:span><text:span text:style-name="T1188">"b"</text:span><text:span text:style-name="T1189">, Integer.</text:span><text:span text:style-name="T1190">parseInt</text:span><text:span text:style-name="T1191">(</text:span><text:span text:style-name="T1192">args</text:span><text:span text:style-name="T1193">[1]));</text:span></text:p>
      <text:p text:style-name="P1194"><text:span text:style-name="T1195"><text:tab/></text:span><text:span text:style-name="T1196"><text:tab/></text:span></text:p>
      <text:soft-page-break/>
      <text:p text:style-name="P1197"><text:span text:style-name="T1198"><text:tab/></text:span><text:span text:style-name="T1199"><text:tab/></text:span><text:span text:style-name="T1200">secondLine</text:span><text:span text:style-name="T1201">.put(</text:span><text:span text:style-name="T1202">"k"</text:span><text:span text:style-name="T1203">, Integer.</text:span><text:span text:style-name="T1204">parseInt</text:span><text:span text:style-name="T1205">(</text:span><text:span text:style-name="T1206">args</text:span><text:span text:style-name="T1207">[2]));</text:span></text:p>
      <text:p text:style-name="P1208"><text:span text:style-name="T1209"><text:tab/></text:span><text:span text:style-name="T1210"><text:tab/></text:span><text:span text:style-name="T1211">secondLine</text:span><text:span text:style-name="T1212">.put(</text:span><text:span text:style-name="T1213">"b"</text:span><text:span text:style-name="T1214">, Integer.</text:span><text:span text:style-name="T1215">parseInt</text:span><text:span text:style-name="T1216">(</text:span><text:span text:style-name="T1217">args</text:span><text:span text:style-name="T1218">[3]));</text:span></text:p>
      <text:p text:style-name="P1219"><text:span text:style-name="T1220"><text:tab/></text:span><text:span text:style-name="T1221"><text:tab/></text:span></text:p>
      <text:p text:style-name="P1222"><text:span text:style-name="T1223"><text:tab/></text:span><text:span text:style-name="T1224"><text:tab/>System.</text:span><text:span text:style-name="T1225">out</text:span><text:span text:style-name="T1226">.print(</text:span><text:span text:style-name="T1227">find</text:span><text:span text:style-name="T1228">(</text:span><text:span text:style-name="T1229">firstLine</text:span><text:span text:style-name="T1230">,<text:s/></text:span><text:span text:style-name="T1231">secondLine</text:span><text:span text:style-name="T1232">));</text:span></text:p>
      <text:p text:style-name="P1233"><text:span text:style-name="T1234"><text:tab/>}</text:span></text:p>
      <text:p text:style-name="P1235"/>
      <text:p text:style-name="P1236"><text:span text:style-name="T1237"><text:tab/></text:span><text:span text:style-name="T1238">public</text:span><text:span text:style-name="T1239"><text:s/></text:span><text:span text:style-name="T1240">static</text:span><text:span text:style-name="T1241"><text:s/>String find(</text:span></text:p>
      <text:p text:style-name="P1242"><text:span text:style-name="T1243"><text:tab/></text:span><text:span text:style-name="T1244"><text:tab/>HashMap&lt;String, Integer&gt;<text:s/></text:span><text:span text:style-name="T1245">firstLine</text:span><text:span text:style-name="T1246">,</text:span></text:p>
      <text:p text:style-name="P1247"><text:span text:style-name="T1248"><text:tab/></text:span><text:span text:style-name="T1249"><text:tab/>HashMap&lt;String, Integer&gt;<text:s/></text:span><text:span text:style-name="T1250">secondLine</text:span></text:p>
      <text:p text:style-name="P1251"><text:span text:style-name="T1252"><text:tab/>)</text:span></text:p>
      <text:p text:style-name="P1253"><text:span text:style-name="T1254"><text:tab/>{</text:span></text:p>
      <text:p text:style-name="P1255"><text:span text:style-name="T1256"><text:tab/></text:span><text:span text:style-name="T1257"><text:tab/></text:span><text:span text:style-name="T1258">double</text:span><text:span text:style-name="T1259"><text:s/></text:span><text:span text:style-name="T1260">k1</text:span><text:span text:style-name="T1261"><text:s/>=<text:s/></text:span><text:span text:style-name="T1262">firstLine</text:span><text:span text:style-name="T1263">.get(</text:span><text:span text:style-name="T1264">"k"</text:span><text:span text:style-name="T1265">),<text:s/></text:span><text:span text:style-name="T1266">k2</text:span><text:span text:style-name="T1267"><text:s/>=<text:s/></text:span><text:span text:style-name="T1268">secondLine</text:span><text:span text:style-name="T1269">.get(</text:span><text:span text:style-name="T1270">"k"</text:span><text:span text:style-name="T1271">);</text:span></text:p>
      <text:p text:style-name="P1272"><text:span text:style-name="T1273"><text:tab/></text:span><text:span text:style-name="T1274"><text:tab/></text:span><text:span text:style-name="T1275">double</text:span><text:span text:style-name="T1276"><text:s/></text:span><text:span text:style-name="T1277">b1</text:span><text:span text:style-name="T1278"><text:s/>=<text:s/></text:span><text:span text:style-name="T1279">firstLine</text:span><text:span text:style-name="T1280">.get(</text:span><text:span text:style-name="T1281">"b"</text:span><text:span text:style-name="T1282">),<text:s/></text:span><text:span text:style-name="T1283">b2</text:span><text:span text:style-name="T1284"><text:s/>=<text:s/></text:span><text:span text:style-name="T1285">secondLine</text:span><text:span text:style-name="T1286">.get(</text:span><text:span text:style-name="T1287">"b"</text:span><text:span text:style-name="T1288">);</text:span></text:p>
      <text:p text:style-name="P1289"><text:span text:style-name="T1290"><text:tab/></text:span><text:span text:style-name="T1291"><text:tab/></text:span></text:p>
      <text:p text:style-name="P1292"><text:span text:style-name="T1293"><text:tab/></text:span><text:span text:style-name="T1294"><text:tab/></text:span><text:span text:style-name="T1295">try</text:span><text:span text:style-name="T1296"><text:s/>{</text:span></text:p>
      <text:p text:style-name="P1297"><text:span text:style-name="T1298"><text:tab/></text:span><text:span text:style-name="T1299"><text:tab/></text:span><text:span text:style-name="T1300"><text:tab/></text:span><text:span text:style-name="T1301">if</text:span><text:span text:style-name="T1302"><text:s/>(</text:span><text:span text:style-name="T1303">k1</text:span><text:span text:style-name="T1304"><text:s/>==<text:s/></text:span><text:span text:style-name="T1305">k2</text:span><text:span text:style-name="T1306">) {</text:span></text:p>
      <text:p text:style-name="P1307"><text:span text:style-name="T1308"><text:tab/></text:span><text:span text:style-name="T1309"><text:tab/></text:span><text:span text:style-name="T1310"><text:tab/></text:span><text:span text:style-name="T1311"><text:tab/></text:span><text:span text:style-name="T1312">throw</text:span><text:span text:style-name="T1313"><text:s/></text:span><text:span text:style-name="T1314">new</text:span><text:span text:style-name="T1315"><text:s/>CustomException(</text:span><text:span text:style-name="T1316">"Division by zero error"</text:span><text:span text:style-name="T1317">);</text:span></text:p>
      <text:p text:style-name="P1318"><text:span text:style-name="T1319"><text:tab/></text:span><text:span text:style-name="T1320"><text:tab/></text:span><text:span text:style-name="T1321"><text:tab/>}</text:span></text:p>
      <text:p text:style-name="P1322"/>
      <text:p text:style-name="P1323"><text:span text:style-name="T1324"><text:tab/></text:span><text:span text:style-name="T1325"><text:tab/></text:span><text:span text:style-name="T1326"><text:tab/></text:span><text:span text:style-name="T1327">double</text:span><text:span text:style-name="T1328"><text:s/></text:span><text:span text:style-name="T1329">x</text:span><text:span text:style-name="T1330"><text:s/>= (-</text:span><text:span text:style-name="T1331">b1</text:span><text:span text:style-name="T1332"><text:s/>+<text:s/></text:span><text:span text:style-name="T1333">b2</text:span><text:span text:style-name="T1334">) / (</text:span><text:span text:style-name="T1335">k1</text:span><text:span text:style-name="T1336"><text:s/>-<text:s/></text:span><text:span text:style-name="T1337">k2</text:span><text:span text:style-name="T1338">);</text:span></text:p>
      <text:p text:style-name="P1339"><text:span text:style-name="T1340"><text:tab/></text:span><text:span text:style-name="T1341"><text:tab/></text:span><text:span text:style-name="T1342"><text:tab/></text:span><text:span text:style-name="T1343">double</text:span><text:span text:style-name="T1344"><text:s/></text:span><text:span text:style-name="T1345">y</text:span><text:span text:style-name="T1346"><text:s/>=<text:s/></text:span><text:span text:style-name="T1347">k1</text:span><text:span text:style-name="T1348"><text:s/>*<text:s/></text:span><text:span text:style-name="T1349">x</text:span><text:span text:style-name="T1350"><text:s/>+<text:s/></text:span><text:span text:style-name="T1351">b1</text:span><text:span text:style-name="T1352">;</text:span></text:p>
      <text:p text:style-name="P1353"><text:span text:style-name="T1354"><text:tab/></text:span><text:span text:style-name="T1355"><text:tab/></text:span><text:span text:style-name="T1356"><text:tab/></text:span></text:p>
      <text:p text:style-name="P1357"><text:span text:style-name="T1358"><text:tab/></text:span><text:span text:style-name="T1359"><text:tab/></text:span><text:span text:style-name="T1360"><text:tab/></text:span><text:span text:style-name="T1361">if</text:span><text:span text:style-name="T1362"><text:s/>(</text:span><text:span text:style-name="T1363">k1</text:span><text:span text:style-name="T1364"><text:s/>==<text:s/></text:span><text:span text:style-name="T1365">k2</text:span><text:span text:style-name="T1366"><text:s/>&amp;&amp;<text:s/></text:span><text:span text:style-name="T1367">b1</text:span><text:span text:style-name="T1368"><text:s/>==<text:s/></text:span><text:span text:style-name="T1369">b2</text:span><text:span text:style-name="T1370">) {</text:span></text:p>
      <text:p text:style-name="P1371"><text:span text:style-name="T1372"><text:tab/></text:span><text:span text:style-name="T1373"><text:tab/></text:span><text:span text:style-name="T1374"><text:tab/></text:span><text:span text:style-name="T1375"><text:tab/></text:span><text:span text:style-name="T1376">return</text:span><text:span text:style-name="T1377"><text:s/></text:span><text:span text:style-name="T1378">"Lines are the same"</text:span><text:span text:style-name="T1379">;</text:span></text:p>
      <text:p text:style-name="P1380"><text:span text:style-name="T1381"><text:tab/></text:span><text:span text:style-name="T1382"><text:tab/></text:span><text:span text:style-name="T1383"><text:tab/>}</text:span></text:p>
      <text:p text:style-name="P1384"><text:span text:style-name="T1385"><text:tab/></text:span><text:span text:style-name="T1386"><text:tab/></text:span><text:span text:style-name="T1387"><text:tab/></text:span></text:p>
      <text:p text:style-name="P1388"><text:span text:style-name="T1389"><text:tab/></text:span><text:span text:style-name="T1390"><text:tab/></text:span><text:span text:style-name="T1391"><text:tab/></text:span><text:span text:style-name="T1392">if</text:span><text:span text:style-name="T1393"><text:s/>(</text:span><text:span text:style-name="T1394">k1</text:span><text:span text:style-name="T1395"><text:s/>*<text:s/></text:span><text:span text:style-name="T1396">b1</text:span><text:span text:style-name="T1397"><text:s/>==<text:s/></text:span><text:span text:style-name="T1398">k2</text:span><text:span text:style-name="T1399"><text:s/>*<text:s/></text:span><text:span text:style-name="T1400">b2</text:span><text:span text:style-name="T1401">) {</text:span></text:p>
      <text:p text:style-name="P1402"><text:span text:style-name="T1403"><text:tab/></text:span><text:span text:style-name="T1404"><text:tab/></text:span><text:span text:style-name="T1405"><text:tab/></text:span><text:span text:style-name="T1406"><text:tab/></text:span><text:span text:style-name="T1407">return</text:span><text:span text:style-name="T1408"><text:s/></text:span><text:span text:style-name="T1409">"Parallel straight lines"</text:span><text:span text:style-name="T1410">;</text:span></text:p>
      <text:p text:style-name="P1411"><text:span text:style-name="T1412"><text:tab/></text:span><text:span text:style-name="T1413"><text:tab/></text:span><text:span text:style-name="T1414"><text:tab/>}</text:span></text:p>
      <text:p text:style-name="P1415"><text:span text:style-name="T1416"><text:tab/></text:span><text:span text:style-name="T1417"><text:tab/></text:span><text:span text:style-name="T1418"><text:tab/></text:span></text:p>
      <text:p text:style-name="P1419"><text:span text:style-name="T1420"><text:tab/></text:span><text:span text:style-name="T1421"><text:tab/></text:span><text:span text:style-name="T1422"><text:tab/></text:span><text:span text:style-name="T1423">return</text:span><text:span text:style-name="T1424"><text:s/></text:span><text:span text:style-name="T1425">"Intersection point is ("</text:span><text:span text:style-name="T1426"><text:s/>+<text:s/></text:span><text:span text:style-name="T1427">x</text:span><text:span text:style-name="T1428"><text:s/>+<text:s/></text:span><text:span text:style-name="T1429">", "</text:span><text:span text:style-name="T1430"><text:s/>+<text:s/></text:span><text:span text:style-name="T1431">y</text:span><text:span text:style-name="T1432"><text:s/>+<text:s/></text:span><text:span text:style-name="T1433">")"</text:span><text:span text:style-name="T1434">;</text:span></text:p>
      <text:p text:style-name="P1435"/>
      <text:p text:style-name="P1436"><text:span text:style-name="T1437"><text:tab/></text:span><text:span text:style-name="T1438"><text:tab/>}<text:s/></text:span><text:span text:style-name="T1439">catch</text:span><text:span text:style-name="T1440"><text:s/>(CustomException<text:s/></text:span><text:span text:style-name="T1441">exc</text:span><text:span text:style-name="T1442">)</text:span></text:p>
      <text:p text:style-name="P1443"><text:span text:style-name="T1444"><text:tab/></text:span><text:span text:style-name="T1445"><text:tab/>{</text:span></text:p>
      <text:p text:style-name="P1446"><text:span text:style-name="T1447"><text:tab/></text:span><text:span text:style-name="T1448"><text:tab/></text:span><text:span text:style-name="T1449"><text:tab/>System.</text:span><text:span text:style-name="T1450">out</text:span><text:span text:style-name="T1451">.println(</text:span><text:span text:style-name="T1452">exc</text:span><text:span text:style-name="T1453">);</text:span></text:p>
      <text:p text:style-name="P1454"><text:span text:style-name="T1455"><text:tab/></text:span><text:span text:style-name="T1456"><text:tab/></text:span><text:span text:style-name="T1457"><text:tab/></text:span><text:span text:style-name="T1458">return</text:span><text:span text:style-name="T1459"><text:s/></text:span><text:span text:style-name="T1460">""</text:span><text:span text:style-name="T1461">;</text:span></text:p>
      <text:p text:style-name="P1462"><text:span text:style-name="T1463"><text:tab/></text:span><text:span text:style-name="T1464"><text:tab/>}</text:span></text:p>
      <text:p text:style-name="P1465"><text:span text:style-name="T1466"><text:tab/>}</text:span></text:p>
      <text:p text:style-name="P1467"><text:span text:style-name="T1468">}</text:span></text:p>
      <text:p text:style-name="P1469"/>
      <text:p text:style-name="P1470">Заключение</text:p>
      <text:p text:style-name="P1471"><text:span text:style-name="T1472"><text:tab/>В результате выполнения работы были получены навыки по работе с неопределенным<text:s/></text:span><text:span text:style-name="T1473">количеством параметров и форматированию даты и времени в языке<text:s/></text:span><text:span text:style-name="T1474">Java</text:span><text:span text:style-name="T147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PGothic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Основнойтекст2" style:display-name="Основной текст 2" style:family="paragraph" style:parent-style-name="Обычный">
      <style:paragraph-properties style:text-autospace="none" fo:text-align="justify" style:vertical-align="auto" fo:margin-top="0.0416in" fo:text-indent="0.1944in"/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17-10-24T12:30:00Z</dc:date>
    <meta:template xlink:href="Normal" xlink:type="simple"/>
    <meta:editing-cycles>54</meta:editing-cycles>
    <meta:editing-duration>PT10680S</meta:editing-duration>
    <meta:user-defined meta:name="Info 1"/>
    <meta:user-defined meta:name="Info 2"/>
    <meta:user-defined meta:name="Info 3"/>
    <meta:user-defined meta:name="Info 4"/>
    <meta:document-statistic meta:page-count="7" meta:paragraph-count="15" meta:word-count="1160" meta:character-count="7763" meta:row-count="55" meta:non-whitespace-character-count="6618"/>
  </office:meta>
</office:document-meta>
</file>